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Названиевуза" style:master-page-name="MPF0" style:family="paragraph">
      <style:paragraph-properties fo:break-before="page"/>
    </style:style>
    <style:style style:name="P3" style:parent-style-name="Standard" style:family="paragraph">
      <style:paragraph-properties fo:text-indent="4.3305in"/>
    </style:style>
    <style:style style:name="P4" style:parent-style-name="Standard" style:family="paragraph">
      <style:paragraph-properties fo:text-indent="4.3305in"/>
    </style:style>
    <style:style style:name="P5" style:parent-style-name="Standard" style:family="paragraph">
      <style:paragraph-properties fo:text-indent="4.3305in"/>
    </style:style>
    <style:style style:name="P6" style:parent-style-name="Standard" style:family="paragraph">
      <style:paragraph-properties fo:text-indent="4.3305in"/>
    </style:style>
    <style:style style:name="P7" style:parent-style-name="Standard" style:family="paragraph">
      <style:paragraph-properties fo:text-indent="4.3305in"/>
    </style:style>
    <style:style style:name="P8" style:parent-style-name="Standard" style:family="paragraph">
      <style:paragraph-properties fo:text-indent="4.3305in"/>
    </style:style>
    <style:style style:name="P9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style:font-size-complex="12pt"/>
    </style:style>
    <style:style style:name="P1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style:font-size-complex="12pt"/>
    </style:style>
    <style:style style:name="P1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style:font-size-complex="12pt"/>
    </style:style>
    <style:style style:name="P1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style:font-size-complex="12pt"/>
    </style:style>
    <style:style style:name="P1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style:font-size-complex="12pt"/>
    </style:style>
    <style:style style:name="P14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style:font-size-complex="12pt"/>
    </style:style>
    <style:style style:name="P1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style:font-size-complex="12pt"/>
    </style:style>
    <style:style style:name="P16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style:font-size-complex="12pt"/>
    </style:style>
    <style:style style:name="P1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8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9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1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2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27" style:parent-style-name="Гиперссылка" style:family="text">
      <style:text-properties fo:language="en" fo:country="US"/>
    </style:style>
    <style:style style:name="P2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9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1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2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3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5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9" style:parent-style-name="Заголовок1" style:family="paragraph">
      <style:paragraph-properties fo:break-before="page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Заголовок1" style:family="paragraph">
      <style:paragraph-properties fo:break-before="page"/>
    </style:style>
    <style:style style:name="P42" style:parent-style-name="Обычный" style:family="paragraph">
      <style:text-properties style:language-asian="ru" style:country-asian="RU" style:language-complex="ar" style:country-complex="SA"/>
    </style:style>
    <style:style style:name="P43" style:parent-style-name="Абзацсписка" style:family="paragraph">
      <style:paragraph-properties fo:margin-left="0.5909in" fo:text-indent="-0.1972in">
        <style:tab-stops/>
      </style:paragraph-properties>
      <style:text-properties style:language-asian="ru" style:country-asian="RU" style:language-complex="ar" style:country-complex="SA"/>
    </style:style>
    <style:style style:name="P44" style:parent-style-name="Абзацсписка" style:family="paragraph">
      <style:paragraph-properties fo:margin-left="0.5909in" fo:text-indent="-0.1972in">
        <style:tab-stops/>
      </style:paragraph-properties>
      <style:text-properties style:language-asian="ru" style:country-asian="RU" style:language-complex="ar" style:country-complex="SA"/>
    </style:style>
    <style:style style:name="P45" style:parent-style-name="Обычный" style:family="paragraph">
      <style:text-properties style:language-asian="ru" style:country-asian="RU" style:language-complex="ar" style:country-complex="SA"/>
    </style:style>
    <style:style style:name="P46" style:parent-style-name="Обычный" style:family="paragraph">
      <style:text-properties style:language-asian="ru" style:country-asian="RU" style:language-complex="ar" style:country-complex="SA"/>
    </style:style>
    <style:style style:name="T47" style:parent-style-name="Основнойшрифтабзаца" style:family="text">
      <style:text-properties style:language-asian="ru" style:country-asian="RU" style:language-complex="ar" style:country-complex="SA"/>
    </style:style>
    <style:style style:name="T48" style:parent-style-name="Основнойшрифтабзаца" style:family="text">
      <style:text-properties style:language-asian="ru" style:country-asian="RU" style:language-complex="ar" style:country-complex="SA"/>
    </style:style>
    <style:style style:name="P49" style:parent-style-name="Заголовок1" style:family="paragraph">
      <style:paragraph-properties fo:break-before="page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background-color="#FFFFFF"/>
    </style:style>
    <style:style style:name="T53" style:parent-style-name="Основнойшрифтабзаца" style:family="text">
      <style:text-properties fo:background-color="#FFFFFF"/>
    </style:style>
    <style:style style:name="P54" style:parent-style-name="Заголовок1" style:family="paragraph">
      <style:paragraph-properties fo:break-before="page"/>
    </style:style>
    <style:style style:name="P55" style:parent-style-name="Заголовок1" style:family="paragraph">
      <style:paragraph-properties fo:break-before="page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Безинтервала" style:family="paragraph">
      <style:text-properties style:language-complex="ar" style:country-complex="SA"/>
    </style:style>
    <style:style style:name="P58" style:parent-style-name="Безинтервала" style:family="paragraph">
      <style:text-properties style:language-complex="ar" style:country-complex="SA"/>
    </style:style>
    <style:style style:name="P59" style:parent-style-name="Безинтервала" style:family="paragraph">
      <style:text-properties style:language-complex="ar" style:country-complex="SA"/>
    </style:style>
    <style:style style:name="P60" style:parent-style-name="Безинтервала" style:family="paragraph">
      <style:text-properties style:language-complex="ar" style:country-complex="SA"/>
    </style:style>
    <style:style style:name="P61" style:parent-style-name="Безинтервала" style:family="paragraph">
      <style:text-properties style:language-complex="ar" style:country-complex="SA"/>
    </style:style>
    <style:style style:name="P62" style:parent-style-name="Безинтервала" style:family="paragraph">
      <style:text-properties style:language-complex="ar" style:country-complex="SA"/>
    </style:style>
    <style:style style:name="P63" style:parent-style-name="Безинтервала" style:family="paragraph">
      <style:text-properties style:language-complex="ar" style:country-complex="SA"/>
    </style:style>
    <style:style style:name="P64" style:parent-style-name="Безинтервала" style:family="paragraph">
      <style:text-properties style:language-complex="ar" style:country-complex="SA"/>
    </style:style>
    <style:style style:name="P65" style:parent-style-name="Безинтервала" style:family="paragraph">
      <style:text-properties style:language-complex="ar" style:country-complex="SA"/>
    </style:style>
    <style:style style:name="P66" style:parent-style-name="Безинтервала" style:family="paragraph">
      <style:text-properties style:language-complex="ar" style:country-complex="SA"/>
    </style:style>
    <style:style style:name="P67" style:parent-style-name="Безинтервала" style:family="paragraph">
      <style:text-properties style:language-complex="ar" style:country-complex="SA"/>
    </style:style>
    <style:style style:name="P68" style:parent-style-name="Безинтервала" style:family="paragraph">
      <style:text-properties style:language-complex="ar" style:country-complex="SA"/>
    </style:style>
    <style:style style:name="P69" style:parent-style-name="Безинтервала" style:family="paragraph">
      <style:text-properties style:language-complex="ar" style:country-complex="SA"/>
    </style:style>
    <style:style style:name="P70" style:parent-style-name="Безинтервала" style:family="paragraph">
      <style:text-properties style:language-complex="ar" style:country-complex="SA"/>
    </style:style>
    <style:style style:name="P71" style:parent-style-name="Обычный" style:family="paragraph">
      <style:text-properties style:language-complex="ar" style:country-complex="SA"/>
    </style:style>
    <style:style style:name="T72" style:parent-style-name="Основнойшрифтабзаца" style:family="text">
      <style:text-properties style:language-complex="ar" style:country-complex="SA"/>
    </style:style>
    <style:style style:name="T73" style:parent-style-name="Основнойшрифтабзаца" style:family="text">
      <style:text-properties fo:language="en" fo:country="US" style:language-complex="ar" style:country-complex="SA"/>
    </style:style>
    <style:style style:name="T74" style:parent-style-name="Основнойшрифтабзаца" style:family="text">
      <style:text-properties style:language-complex="ar" style:country-complex="SA"/>
    </style:style>
    <style:style style:name="T75" style:parent-style-name="Основнойшрифтабзаца" style:family="text">
      <style:text-properties fo:language="en" fo:country="US" style:language-complex="ar" style:country-complex="SA"/>
    </style:style>
    <style:style style:name="T76" style:parent-style-name="Основнойшрифтабзаца" style:family="text">
      <style:text-properties fo:language="en" fo:country="US" style:language-complex="ar" style:country-complex="SA"/>
    </style:style>
    <style:style style:name="P77" style:parent-style-name="Безинтервала" style:family="paragraph">
      <style:text-properties style:language-complex="ar" style:country-complex="SA"/>
    </style:style>
    <style:style style:name="P78" style:parent-style-name="Безинтервала" style:family="paragraph">
      <style:text-properties style:language-complex="ar" style:country-complex="SA"/>
    </style:style>
    <style:style style:name="P79" style:parent-style-name="Безинтервала" style:family="paragraph">
      <style:text-properties style:language-complex="ar" style:country-complex="SA"/>
    </style:style>
    <style:style style:name="P80" style:parent-style-name="Безинтервала" style:family="paragraph">
      <style:text-properties style:language-complex="ar" style:country-complex="SA"/>
    </style:style>
    <style:style style:name="P81" style:parent-style-name="Безинтервала" style:family="paragraph">
      <style:text-properties style:language-complex="ar" style:country-complex="SA"/>
    </style:style>
    <style:style style:name="P82" style:parent-style-name="Безинтервала" style:family="paragraph">
      <style:text-properties style:language-complex="ar" style:country-complex="SA"/>
    </style:style>
    <style:style style:name="P83" style:parent-style-name="Безинтервала" style:family="paragraph">
      <style:text-properties style:language-complex="ar" style:country-complex="SA"/>
    </style:style>
    <style:style style:name="P84" style:parent-style-name="Безинтервала" style:family="paragraph">
      <style:text-properties style:language-complex="ar" style:country-complex="SA"/>
    </style:style>
    <style:style style:name="P85" style:parent-style-name="Безинтервала" style:family="paragraph">
      <style:text-properties style:language-complex="ar" style:country-complex="SA"/>
    </style:style>
    <style:style style:name="P86" style:parent-style-name="Безинтервала" style:family="paragraph">
      <style:text-properties style:language-complex="ar" style:country-complex="SA"/>
    </style:style>
    <style:style style:name="P87" style:parent-style-name="Безинтервала" style:family="paragraph">
      <style:text-properties style:language-complex="ar" style:country-complex="SA"/>
    </style:style>
    <style:style style:name="P88" style:parent-style-name="Безинтервала" style:family="paragraph">
      <style:text-properties style:language-complex="ar" style:country-complex="SA"/>
    </style:style>
    <style:style style:name="P89" style:parent-style-name="Безинтервала" style:family="paragraph">
      <style:text-properties style:language-complex="ar" style:country-complex="SA"/>
    </style:style>
    <style:style style:name="P90" style:parent-style-name="Безинтервала" style:family="paragraph">
      <style:text-properties style:language-complex="ar" style:country-complex="SA"/>
    </style:style>
    <style:style style:name="P91" style:parent-style-name="Безинтервала" style:family="paragraph">
      <style:text-properties style:language-complex="ar" style:country-complex="SA"/>
    </style:style>
    <style:style style:name="P92" style:parent-style-name="Безинтервала" style:family="paragraph">
      <style:text-properties style:language-complex="ar" style:country-complex="SA"/>
    </style:style>
    <style:style style:name="P93" style:parent-style-name="Безинтервала" style:family="paragraph">
      <style:text-properties style:language-complex="ar" style:country-complex="SA"/>
    </style:style>
    <style:style style:name="P94" style:parent-style-name="Безинтервала" style:family="paragraph">
      <style:text-properties style:language-complex="ar" style:country-complex="SA"/>
    </style:style>
    <style:style style:name="P95" style:parent-style-name="Безинтервала" style:family="paragraph">
      <style:text-properties style:language-complex="ar" style:country-complex="SA"/>
    </style:style>
    <style:style style:name="P96" style:parent-style-name="Безинтервала" style:family="paragraph">
      <style:text-properties style:language-complex="ar" style:country-complex="SA"/>
    </style:style>
    <style:style style:name="P97" style:parent-style-name="Безинтервала" style:family="paragraph">
      <style:text-properties style:language-complex="ar" style:country-complex="SA"/>
    </style:style>
    <style:style style:name="P98" style:parent-style-name="Безинтервала" style:family="paragraph">
      <style:text-properties style:language-complex="ar" style:country-complex="SA"/>
    </style:style>
    <style:style style:name="P99" style:parent-style-name="Безинтервала" style:family="paragraph">
      <style:text-properties style:language-complex="ar" style:country-complex="SA"/>
    </style:style>
    <style:style style:name="P100" style:parent-style-name="Безинтервала" style:family="paragraph">
      <style:text-properties style:language-complex="ar" style:country-complex="SA"/>
    </style:style>
    <style:style style:name="P101" style:parent-style-name="Безинтервала" style:family="paragraph">
      <style:text-properties style:language-complex="ar" style:country-complex="SA"/>
    </style:style>
    <style:style style:name="P102" style:parent-style-name="Безинтервала" style:family="paragraph">
      <style:text-properties style:language-complex="ar" style:country-complex="SA"/>
    </style:style>
    <style:style style:name="P103" style:parent-style-name="Безинтервала" style:family="paragraph">
      <style:text-properties style:language-complex="ar" style:country-complex="SA"/>
    </style:style>
    <style:style style:name="P104" style:parent-style-name="Безинтервала" style:family="paragraph">
      <style:text-properties style:language-complex="ar" style:country-complex="SA"/>
    </style:style>
    <style:style style:name="P105" style:parent-style-name="Безинтервала" style:family="paragraph">
      <style:text-properties style:language-complex="ar" style:country-complex="SA"/>
    </style:style>
    <style:style style:name="P106" style:parent-style-name="Безинтервала" style:family="paragraph">
      <style:text-properties style:language-complex="ar" style:country-complex="SA"/>
    </style:style>
    <style:style style:name="P107" style:parent-style-name="Безинтервала" style:family="paragraph">
      <style:text-properties style:language-complex="ar" style:country-complex="SA"/>
    </style:style>
    <style:style style:name="P108" style:parent-style-name="Безинтервала" style:family="paragraph">
      <style:text-properties style:language-complex="ar" style:country-complex="SA"/>
    </style:style>
    <style:style style:name="P109" style:parent-style-name="Безинтервала" style:family="paragraph">
      <style:text-properties style:language-complex="ar" style:country-complex="SA"/>
    </style:style>
    <style:style style:name="P110" style:parent-style-name="Безинтервала" style:family="paragraph">
      <style:text-properties style:language-complex="ar" style:country-complex="SA"/>
    </style:style>
    <style:style style:name="P111" style:parent-style-name="Безинтервала" style:family="paragraph">
      <style:text-properties style:language-complex="ar" style:country-complex="SA"/>
    </style:style>
    <style:style style:name="P112" style:parent-style-name="Безинтервала" style:family="paragraph">
      <style:text-properties style:language-complex="ar" style:country-complex="SA"/>
    </style:style>
    <style:style style:name="P113" style:parent-style-name="Безинтервала" style:family="paragraph">
      <style:text-properties style:language-complex="ar" style:country-complex="SA"/>
    </style:style>
    <style:style style:name="P114" style:parent-style-name="Безинтервала" style:family="paragraph">
      <style:text-properties style:language-complex="ar" style:country-complex="SA"/>
    </style:style>
    <style:style style:name="P115" style:parent-style-name="Безинтервала" style:family="paragraph">
      <style:text-properties style:language-complex="ar" style:country-complex="SA"/>
    </style:style>
    <style:style style:name="P116" style:parent-style-name="Безинтервала" style:family="paragraph">
      <style:text-properties style:language-complex="ar" style:country-complex="SA"/>
    </style:style>
    <style:style style:name="P117" style:parent-style-name="Безинтервала" style:family="paragraph">
      <style:text-properties style:language-complex="ar" style:country-complex="SA"/>
    </style:style>
    <style:style style:name="P118" style:parent-style-name="Безинтервала" style:family="paragraph">
      <style:text-properties style:language-complex="ar" style:country-complex="SA"/>
    </style:style>
    <style:style style:name="P119" style:parent-style-name="Безинтервала" style:family="paragraph">
      <style:text-properties style:language-complex="ar" style:country-complex="SA"/>
    </style:style>
    <style:style style:name="P120" style:parent-style-name="Безинтервала" style:family="paragraph">
      <style:text-properties style:language-complex="ar" style:country-complex="SA"/>
    </style:style>
    <style:style style:name="P121" style:parent-style-name="Безинтервала" style:family="paragraph">
      <style:text-properties style:language-complex="ar" style:country-complex="SA"/>
    </style:style>
    <style:style style:name="P122" style:parent-style-name="Безинтервала" style:family="paragraph">
      <style:text-properties style:language-complex="ar" style:country-complex="SA"/>
    </style:style>
    <style:style style:name="P123" style:parent-style-name="Безинтервала" style:family="paragraph">
      <style:text-properties style:language-complex="ar" style:country-complex="SA"/>
    </style:style>
    <style:style style:name="P124" style:parent-style-name="Безинтервала" style:family="paragraph">
      <style:text-properties style:language-complex="ar" style:country-complex="SA"/>
    </style:style>
    <style:style style:name="P125" style:parent-style-name="Безинтервала" style:family="paragraph">
      <style:text-properties style:language-complex="ar" style:country-complex="SA"/>
    </style:style>
    <style:style style:name="P126" style:parent-style-name="Безинтервала" style:family="paragraph">
      <style:text-properties style:language-complex="ar" style:country-complex="SA"/>
    </style:style>
    <style:style style:name="P127" style:parent-style-name="Безинтервала" style:family="paragraph">
      <style:text-properties style:language-complex="ar" style:country-complex="SA"/>
    </style:style>
    <style:style style:name="P128" style:parent-style-name="Безинтервала" style:family="paragraph">
      <style:text-properties style:language-complex="ar" style:country-complex="SA"/>
    </style:style>
    <style:style style:name="P129" style:parent-style-name="Безинтервала" style:family="paragraph">
      <style:text-properties style:language-complex="ar" style:country-complex="SA"/>
    </style:style>
    <style:style style:name="P130" style:parent-style-name="Безинтервала" style:family="paragraph">
      <style:text-properties style:language-complex="ar" style:country-complex="SA"/>
    </style:style>
    <style:style style:name="P131" style:parent-style-name="Безинтервала" style:family="paragraph">
      <style:text-properties style:language-complex="ar" style:country-complex="SA"/>
    </style:style>
    <style:style style:name="P132" style:parent-style-name="Безинтервала" style:family="paragraph">
      <style:text-properties style:language-complex="ar" style:country-complex="SA"/>
    </style:style>
    <style:style style:name="P133" style:parent-style-name="Безинтервала" style:family="paragraph">
      <style:text-properties style:language-complex="ar" style:country-complex="SA"/>
    </style:style>
    <style:style style:name="P134" style:parent-style-name="Безинтервала" style:family="paragraph">
      <style:text-properties style:language-complex="ar" style:country-complex="SA"/>
    </style:style>
    <style:style style:name="P135" style:parent-style-name="Безинтервала" style:family="paragraph">
      <style:text-properties style:language-complex="ar" style:country-complex="SA"/>
    </style:style>
    <style:style style:name="P136" style:parent-style-name="Безинтервала" style:family="paragraph">
      <style:text-properties style:language-complex="ar" style:country-complex="SA"/>
    </style:style>
    <style:style style:name="P137" style:parent-style-name="Безинтервала" style:family="paragraph">
      <style:text-properties style:language-complex="ar" style:country-complex="SA"/>
    </style:style>
    <style:style style:name="P138" style:parent-style-name="Безинтервала" style:family="paragraph">
      <style:text-properties style:language-complex="ar" style:country-complex="SA"/>
    </style:style>
    <style:style style:name="P139" style:parent-style-name="Безинтервала" style:family="paragraph">
      <style:text-properties style:language-complex="ar" style:country-complex="SA"/>
    </style:style>
    <style:style style:name="P140" style:parent-style-name="Безинтервала" style:family="paragraph">
      <style:text-properties style:language-complex="ar" style:country-complex="SA"/>
    </style:style>
    <style:style style:name="P141" style:parent-style-name="Безинтервала" style:family="paragraph">
      <style:text-properties style:language-complex="ar" style:country-complex="SA"/>
    </style:style>
    <style:style style:name="P142" style:parent-style-name="Безинтервала" style:family="paragraph">
      <style:text-properties style:language-complex="ar" style:country-complex="SA"/>
    </style:style>
    <style:style style:name="P143" style:parent-style-name="Безинтервала" style:family="paragraph">
      <style:text-properties style:language-complex="ar" style:country-complex="SA"/>
    </style:style>
    <style:style style:name="P144" style:parent-style-name="Безинтервала" style:family="paragraph">
      <style:text-properties style:language-complex="ar" style:country-complex="SA"/>
    </style:style>
    <style:style style:name="P145" style:parent-style-name="Безинтервала" style:family="paragraph">
      <style:text-properties style:language-complex="ar" style:country-complex="SA"/>
    </style:style>
    <style:style style:name="P146" style:parent-style-name="Безинтервала" style:family="paragraph">
      <style:text-properties style:language-complex="ar" style:country-complex="SA"/>
    </style:style>
    <style:style style:name="P147" style:parent-style-name="Безинтервала" style:family="paragraph">
      <style:text-properties style:language-complex="ar" style:country-complex="SA"/>
    </style:style>
    <style:style style:name="P148" style:parent-style-name="Code" style:family="paragraph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Федеральное агентство связи<text:line-break/>Федеральное государственное бюджетное<text:line-break/>образовательное учреждение высшего образования<text:line-break/><text:s/>«Сибирский государственный университет<text:line-break/>телекоммуникаций и информатики»</text:p>
      <text:p text:style-name="Кафедра">Кафедра вычислительных систем</text:p>
      <text:p text:style-name="Курсоваяработа">Курсовая работа</text:p>
      <text:p text:style-name="Дисциплина">по дисциплине «Технологии разработки программного обеспечения»</text:p>
      <text:p text:style-name="Тема">на тему «Утвержденная преподавателем тема»</text:p>
      <text:p text:style-name="P3">Выполнил:</text:p>
      <text:p text:style-name="P4">ст. гр. ИП-811</text:p>
      <text:p text:style-name="P5">Константинопольский И. О.</text:p>
      <text:p text:style-name="P6"/>
      <text:p text:style-name="P7">Проверил:</text:p>
      <text:p text:style-name="P8">доц., к.ф.-м.н. Пудов С. Г.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Оглавление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59565099" office:target-frame-name="_top" xlink:show="replace"><text:span text:style-name="Гиперссылка">Введение и постановка задачи</text:span><text:tab/>3</text:a></text:p>
          <text:p text:style-name="P20"><text:a xlink:href="#_Toc59565100" office:target-frame-name="_top" xlink:show="replace"><text:span text:style-name="Гиперссылка">Техническое задание</text:span><text:tab/>4</text:a></text:p>
          <text:p text:style-name="P21"><text:a xlink:href="#_Toc59565101" office:target-frame-name="_top" xlink:show="replace"><text:span text:style-name="Гиперссылка">Функциональность проекта</text:span><text:tab/>4</text:a></text:p>
          <text:p text:style-name="P22"><text:a xlink:href="#_Toc59565102" office:target-frame-name="_top" xlink:show="replace"><text:span text:style-name="Гиперссылка">Формат входных данных</text:span><text:tab/>4</text:a></text:p>
          <text:p text:style-name="P23"><text:a xlink:href="#_Toc59565103" office:target-frame-name="_top" xlink:show="replace"><text:span text:style-name="Гиперссылка">Интерфейс приложения</text:span><text:tab/>4</text:a></text:p>
          <text:p text:style-name="P24"><text:a xlink:href="#_Toc59565104" office:target-frame-name="_top" xlink:show="replace"><text:span text:style-name="Гиперссылка">Аргументы командной строки</text:span><text:tab/>4</text:a></text:p>
          <text:p text:style-name="P25"><text:a xlink:href="#_Toc59565105" office:target-frame-name="_top" xlink:show="replace"><text:span text:style-name="Гиперссылка">План работ</text:span><text:tab/>5</text:a></text:p>
          <text:p text:style-name="P26"><text:a xlink:href="#_Toc59565106" office:target-frame-name="_top" xlink:show="replace"><text:span text:style-name="Гиперссылка">1. Генерировать случайное<text:s/></text:span><text:span text:style-name="T27">N-</text:span><text:span text:style-name="Гиперссылка">значное число</text:span><text:tab/>5</text:a></text:p>
          <text:p text:style-name="P28"><text:a xlink:href="#_Toc59565107" office:target-frame-name="_top" xlink:show="replace"><text:span text:style-name="Гиперссылка">2. Вычислять количество быков и коров</text:span><text:tab/>5</text:a></text:p>
          <text:p text:style-name="P29"><text:a xlink:href="#_Toc59565108" office:target-frame-name="_top" xlink:show="replace"><text:span text:style-name="Гиперссылка">3. Выводить на экран количество быков и коров</text:span><text:tab/>5</text:a></text:p>
          <text:p text:style-name="P30"><text:a xlink:href="#_Toc59565109" office:target-frame-name="_top" xlink:show="replace"><text:span text:style-name="Гиперссылка">4. Создать основу класса для реализации игры</text:span><text:tab/>5</text:a></text:p>
          <text:p text:style-name="P31"><text:a xlink:href="#_Toc59565110" office:target-frame-name="_top" xlink:show="replace"><text:span text:style-name="Гиперссылка">5. Определять ответ игрока</text:span><text:tab/>5</text:a></text:p>
          <text:p text:style-name="P32"><text:a xlink:href="#_Toc59565111" office:target-frame-name="_top" xlink:show="replace"><text:span text:style-name="Гиперссылка">6. Завершение игры и правила игры</text:span><text:tab/>5</text:a></text:p>
          <text:p text:style-name="P33"><text:a xlink:href="#_Toc59565112" office:target-frame-name="_top" xlink:show="replace"><text:span text:style-name="Гиперссылка">7. Игра с загадыванием числа</text:span><text:tab/>5</text:a></text:p>
          <text:p text:style-name="P34"><text:a xlink:href="#_Toc59565113" office:target-frame-name="_top" xlink:show="replace"><text:span text:style-name="Гиперссылка">8. Игра с отгадыванием числа</text:span><text:tab/>5</text:a></text:p>
          <text:p text:style-name="P35"><text:a xlink:href="#_Toc59565114" office:target-frame-name="_top" xlink:show="replace"><text:span text:style-name="Гиперссылка">9. Анализ ответа</text:span><text:tab/>5</text:a></text:p>
          <text:p text:style-name="P36"><text:a xlink:href="#_Toc59565115" office:target-frame-name="_top" xlink:show="replace"><text:span text:style-name="Гиперссылка">10. Подбор попытки для компьютера</text:span><text:tab/>5</text:a></text:p>
          <text:p text:style-name="P37"><text:a xlink:href="#_Toc59565116" office:target-frame-name="_top" xlink:show="replace"><text:span text:style-name="Гиперссылка">Личный вклад в проект</text:span><text:tab/>6</text:a></text:p>
          <text:p text:style-name="P38"><text:a xlink:href="#_Toc59565117" office:target-frame-name="_top" xlink:show="replace"><text:span text:style-name="Гиперссылка">Приложение. Текст программы</text:span><text:tab/>7</text:a></text:p>
        </text:index-body>
      </text:table-of-content>
      <text:p text:style-name="Standard"/>
      <text:list text:style-name="WWNum2">
        <text:list-item text:start-value="1">
          <text:p text:style-name="P39"><text:bookmark-start text:name="__RefHeading___Toc132_1766323042"/><text:bookmark-start text:name="_Toc59565099"/>Введение и постановка задачи<text:bookmark-end text:name="__RefHeading___Toc132_1766323042"/><text:bookmark-end text:name="_Toc59565099"/></text:p>
        </text:list-item>
      </text:list>
      <text:p text:style-name="Обычный">Курсовая<text:s/>работа посвящена созданию приложения<text:s/>«<text:span text:style-name="T40">BullsAndCows</text:span>». Данное приложение должно реализовать<text:s/>игру «Быки и коровы», краткое описание которой приведено ниже.</text:p>
      <text:p text:style-name="Обычный">В классическом варианте игра рассчитана на двух игроков. Каждый из игроков задумывает и записывает тайное 4-значное число с неповторяющимися цифрами. Игрок, который начинает игру по жребию, делает первую попытку отгадать число. Попытка – это 4-значное число с неповторяющимися цифрами, сообщаемое противнику. Противник сообщает в ответ, сколько цифр угадано без совпадения с их позициями в тайном числе (то есть количество коров) и сколько угадано вплоть до позиции в тайном числе (то есть количество быков).</text:p>
      <text:p text:style-name="Обычный">Например, задумано тайное число «3219».</text:p>
      <text:p text:style-name="Обычный">Попытка: «2310».</text:p>
      <text:p text:style-name="Обычный">Результат: две «коровы» (две цифры: «2» и «3» – угаданы на неверных позициях) и один «бык» (одна цифра «1» угадана вплоть до позиции).</text:p>
      <text:p text:style-name="Обычный">При игре против компьютера игрок вводит комбинации одну за другой, пока не отгадает всю последовательность.</text:p>
      <text:list text:style-name="WWNum2" text:continue-numbering="true">
        <text:list-item>
          <text:p text:style-name="P41"><text:bookmark-start text:name="__RefHeading___Toc134_1766323042"/><text:bookmark-start text:name="_Toc59565100"/>Техническое задание<text:bookmark-end text:name="__RefHeading___Toc134_1766323042"/><text:bookmark-end text:name="_Toc59565100"/></text:p>
        </text:list-item>
      </text:list>
      <text:h text:style-name="Заголовок2" text:outline-level="2"><text:bookmark-start text:name="__RefHeading___Toc344_1339816308"/><text:bookmark-start text:name="_Toc59565101"/>Функциональность проекта<text:bookmark-end text:name="__RefHeading___Toc344_1339816308"/><text:bookmark-end text:name="_Toc59565101"/></text:h>
      <text:p text:style-name="P42">Программа «BullsAndCows»<text:s/>реализует игру<text:s/>«Быки и коровы». Игра ведется против компьютера. В игре нужно предусмотреть два варианта игры:</text:p>
      <text:list text:style-name="LFO10" text:continue-numbering="true">
        <text:list-item>
          <text:p text:style-name="P43">игрок загадывает 4-значное число с неповторяющимися цифрами, а компьютер пытается его угадать;</text:p>
        </text:list-item>
        <text:list-item>
          <text:p text:style-name="P44">компьютер загадывает 4-значное число с неповторяющимися цифрами, а игрок пытается его угадать.</text:p>
        </text:list-item>
      </text:list>
      <text:p text:style-name="P45">Допустим, что число загадано компьютером. Тогда игрок делает первую попытку отгадать число. Попытка –<text:s/>это 4-значное число с неповторяющимися цифрами, сообщаемое компьютеру. Компьютер сообщает в ответ, сколько цифр угадано без совпадения с их позициями в тайном числе (то есть количество<text:s/>«коров») и сколько угадано вплоть до позиции в тайном числе (то есть количество<text:s/>«быков»).</text:p>
      <text:p text:style-name="P46">Например, задумано тайное число<text:s/>«3219». Попытка:<text:s/>«2310». Результат: две<text:s/>«коровы»<text:s/>(две цифры:<text:s/>«2»<text:s/>и<text:s/>«3» –<text:s/>угаданы на неверных позициях) и один<text:s/>«бык»<text:s/>(одна цифра<text:s/>«1»<text:s/>угадана вплоть до позиции).</text:p>
      <text:p text:style-name="Обычный"><text:span text:style-name="T47">Игрок вводит комбинации одну за другой, пока не отгадает всю последовательность. Игрок может заверш</text:span><text:span text:style-name="T48">ить игру в любой момент времени</text:span>.</text:p>
      <text:h text:style-name="Заголовок2" text:outline-level="2"><text:bookmark-start text:name="__RefHeading___Toc346_1339816308"/><text:bookmark-start text:name="_Toc59565102"/>Формат входных данных<text:bookmark-end text:name="__RefHeading___Toc346_1339816308"/><text:bookmark-end text:name="_Toc59565102"/></text:h>
      <text:p text:style-name="Textbody">Приложение принимает в качестве входных данных текст, состоящий из цифр. Когда число загадано игроком, игрок должен<text:s/>вводить количество<text:s/>«быков»<text:s/>и<text:s/>«коров»<text:s/>в попытках компьютера. Когда число загадано компьютером, игрок должен вводить свои попытки отгадать число.</text:p>
      <text:h text:style-name="Заголовок2" text:outline-level="2"><text:bookmark-start text:name="__RefHeading___Toc348_1339816308"/><text:bookmark-start text:name="_Toc59565103"/>Интерфейс приложения<text:bookmark-end text:name="__RefHeading___Toc348_1339816308"/><text:bookmark-end text:name="_Toc59565103"/></text:h>
      <text:p text:style-name="Textbody">Программа работает в интерактивном режиме.</text:p>
      <text:h text:style-name="Заголовок2" text:outline-level="2"><text:bookmark-start text:name="__RefHeading___Toc350_1339816308"/><text:bookmark-start text:name="_Toc59565104"/>Аргументы командной строки<text:bookmark-end text:name="__RefHeading___Toc350_1339816308"/><text:bookmark-end text:name="_Toc59565104"/></text:h>
      <text:p text:style-name="Textbody">Приложение не принимает аргументы из командной строки.</text:p>
      <text:p text:style-name="Textbody"/>
      <text:list text:style-name="WWNum2" text:continue-numbering="true">
        <text:list-item>
          <text:p text:style-name="P49"><text:bookmark-start text:name="__RefHeading___Toc136_1766323042"/><text:bookmark-start text:name="_Toc59565105"/>План работ<text:bookmark-end text:name="__RefHeading___Toc136_1766323042"/><text:bookmark-end text:name="_Toc59565105"/></text:p>
        </text:list-item>
      </text:list>
      <text:p text:style-name="Textbody">До начала реализации проекта был подготовлен план работ. Создание приложения «<text:span text:style-name="T50">BullsAndCows</text:span>» было разбито на несколько этапов, которые вкратце описаны ниже.</text:p>
      <text:h text:style-name="Заголовок2" text:outline-level="2"><text:bookmark-start text:name="__RefHeading___Toc352_1339816308"/><text:bookmark-start text:name="_Toc59565106"/>1.<text:s/><text:bookmark-end text:name="__RefHeading___Toc352_1339816308"/>Генерировать случайное<text:s/><text:span text:style-name="T51">N-</text:span>значное число<text:bookmark-end text:name="_Toc59565106"/></text:h>
      <text:p text:style-name="Обычный"><text:span text:style-name="T52">Написать функцию, которая будет генерировать случайное число с заданным количеством неповторяющихся цифр.</text:span></text:p>
      <text:h text:style-name="Заголовок2" text:outline-level="2"><text:bookmark-start text:name="__RefHeading___Toc354_1339816308"/><text:bookmark-start text:name="_Toc59565107"/>2.<text:s/><text:bookmark-end text:name="__RefHeading___Toc354_1339816308"/>Вычислять количество быков и коров<text:bookmark-end text:name="_Toc59565107"/></text:h>
      <text:p text:style-name="Обычный"><text:span text:style-name="T53">Написать функцию, которая вычисляет количество быков и коров для числа-попытки, если известно загаданное число.</text:span></text:p>
      <text:h text:style-name="Заголовок2" text:outline-level="2"><text:bookmark-start text:name="__RefHeading___Toc356_1339816308"/><text:bookmark-start text:name="_Toc59565108"/>3.<text:s/><text:bookmark-end text:name="__RefHeading___Toc356_1339816308"/>Выводить на экран количество быков и коров<text:bookmark-end text:name="_Toc59565108"/></text:h>
      <text:p text:style-name="Textbody">Написать функцию для вывода на экран сообщения, в котором будет содержаться информация о количестве быков и коров в числе-попытке.</text:p>
      <text:h text:style-name="Заголовок2" text:outline-level="2"><text:bookmark-start text:name="__RefHeading___Toc358_1339816308"/><text:bookmark-start text:name="_Toc59565109"/>4.<text:s/><text:bookmark-end text:name="__RefHeading___Toc358_1339816308"/>Создать основу класса для реализации игры<text:bookmark-end text:name="_Toc59565109"/></text:h>
      <text:p text:style-name="Textbody">Написать класс<text:s/>с несколькими методами:<text:s/>1)<text:s/>метод<text:s/>запускает игру;<text:line-break/>2)<text:s/>метод определяет, какую роль в игре будет играть игрок (загадывать число или отгадывать).</text:p>
      <text:h text:style-name="Заголовок2" text:outline-level="2"><text:bookmark-start text:name="__RefHeading___Toc360_1339816308"/><text:bookmark-start text:name="_Toc59565110"/>5.<text:s/><text:bookmark-end text:name="__RefHeading___Toc360_1339816308"/>Определять ответ игрока<text:bookmark-end text:name="_Toc59565110"/></text:h>
      <text:p text:style-name="Textbody">Написать два метода для класса:<text:s/>1)<text:s/>метод должен определять числовой ответ игрока на заданный вопрос;<text:s/>2)<text:s/>метод должен определить ответ игрока на заданный вопрос, причем игрок должен выбрать ответ из предложенных ему вариантов ответов.</text:p>
      <text:h text:style-name="Заголовок2" text:outline-level="2"><text:bookmark-start text:name="__RefHeading___Toc362_1339816308"/><text:bookmark-start text:name="_Toc59565111"/>6.<text:s/><text:bookmark-end text:name="__RefHeading___Toc362_1339816308"/>Завершение игры и правила игры<text:bookmark-end text:name="_Toc59565111"/></text:h>
      <text:p text:style-name="Textbody">Нужно написать<text:s/>два метод для завершения игры и вывода правил игры на экран.</text:p>
      <text:h text:style-name="Заголовок2" text:outline-level="2"><text:bookmark-start text:name="_Toc59565112"/>7. Игра с загадыванием числа<text:bookmark-end text:name="_Toc59565112"/></text:h>
      <text:p text:style-name="Textbody">Написать метод, который будет реализовывать игру, когда игрок<text:s/>отгадывает число, а<text:s/>компьютер загадывает<text:s/>число.</text:p>
      <text:h text:style-name="Заголовок2" text:outline-level="2"><text:bookmark-start text:name="_Toc59565113"/>8. Игра с отгадыванием числа<text:bookmark-end text:name="_Toc59565113"/></text:h>
      <text:p text:style-name="Textbody">Написать метод, который будет реализовывать игру, когда игрок<text:s/>загадывает число, а<text:s/>компьютер отгадывает<text:s/>число.</text:p>
      <text:h text:style-name="Заголовок2" text:outline-level="2"><text:bookmark-start text:name="_Toc59565114"/>9. Анализ ответа<text:bookmark-end text:name="_Toc59565114"/></text:h>
      <text:p text:style-name="Textbody">Написать метод, который анализирует ответ игрока. Метод применяется в игре, когда компьютер пытается отгадать число, загаданное игроком. Метод анализирует изменение количества коров и быков от попытки к попытке.</text:p>
      <text:h text:style-name="Заголовок2" text:outline-level="2"><text:bookmark-start text:name="_Toc59565115"/>10. Подбор попытки для компьютера<text:bookmark-end text:name="_Toc59565115"/></text:h>
      <text:p text:style-name="Textbody">Написать метод, который будет подбирать число<text:s/>для компьютера, которое загадал игрок.</text:p>
      <text:p text:style-name="Textbody"/>
      <text:list text:style-name="WWNum2" text:continue-numbering="true">
        <text:list-item>
          <text:p text:style-name="P54"><text:bookmark-start text:name="__RefHeading___Toc138_1766323042"/><text:bookmark-start text:name="_Toc59565116"/>Личный вклад в проект<text:bookmark-end text:name="__RefHeading___Toc138_1766323042"/><text:bookmark-end text:name="_Toc59565116"/></text:p>
        </text:list-item>
      </text:list>
      <text:p text:style-name="Textbody">Весь проект реализован целиком<text:s/>автором данной работы. Весь исходный код приложения и тесты написаны лично исполнителем.</text:p>
      <text:list text:style-name="WWNum3">
        <text:list-item text:start-value="1">
          <text:p text:style-name="P55"><text:bookmark-start text:name="__RefHeading___Toc140_1766323042"/><text:bookmark-start text:name="_Toc59565117"/>Приложение. Текст программы<text:bookmark-end text:name="__RefHeading___Toc140_1766323042"/><text:bookmark-end text:name="_Toc59565117"/></text:p>
        </text:list-item>
      </text:list>
      <text:p text:style-name="Textbody">Листинг файла<text:s/><text:span text:style-name="T56">main.cpp.</text:span></text:p>
      <text:p text:style-name="P57">/*</text:p>
      <text:p text:style-name="P58">Игра "Быки и коровы".</text:p>
      <text:p text:style-name="P59">*/</text:p>
      <text:p text:style-name="P60"/>
      <text:p text:style-name="P61">#include &lt;iostream&gt;</text:p>
      <text:p text:style-name="P62">#include "bulls_and_cows.h"</text:p>
      <text:p text:style-name="P63"/>
      <text:p text:style-name="P64">int main()</text:p>
      <text:p text:style-name="P65">{</text:p>
      <text:p text:style-name="P66"><text:s text:c="4"/>setlocale(LC_ALL, "Rus");</text:p>
      <text:p text:style-name="P67"><text:s text:c="4"/>// Запускаем игру</text:p>
      <text:p text:style-name="P68"><text:s text:c="4"/>BullsAndCows game;</text:p>
      <text:p text:style-name="P69"><text:s text:c="4"/>game.start_game();</text:p>
      <text:p text:style-name="P70">}</text:p>
      <text:p text:style-name="P71"/>
      <text:p text:style-name="Обычный"><text:span text:style-name="T72">Листинг</text:span><text:span text:style-name="T73"><text:s/></text:span><text:span text:style-name="T74">файла</text:span><text:span text:style-name="T75"><text:s/></text:span><text:span text:style-name="T76">bulls_and_cows.h.</text:span></text:p>
      <text:p text:style-name="P77">/*</text:p>
      <text:p text:style-name="P78">Модуль содержит определение класса BullsAndCows, который реализует игру</text:p>
      <text:p text:style-name="P79">"Быки и коровы".</text:p>
      <text:p text:style-name="P80">*/</text:p>
      <text:p text:style-name="P81"/>
      <text:p text:style-name="P82">#pragma once</text:p>
      <text:p text:style-name="P83">#ifndef BULLS_AND_COWS_H</text:p>
      <text:p text:style-name="P84">#define BULLS_AND_COWS_H</text:p>
      <text:p text:style-name="P85"/>
      <text:p text:style-name="P86">#include &lt;vector&gt;</text:p>
      <text:p text:style-name="P87"/>
      <text:p text:style-name="P88">// Функция вычисляет количество коров и быков в попытке игрока</text:p>
      <text:p text:style-name="P89">int* calculate_bulls_and_cows(std::string&amp;, std::string&amp;);</text:p>
      <text:p text:style-name="P90">// Функция выводит на экран количество быков и коров в попытке игрока</text:p>
      <text:p text:style-name="P91">const std::string show_bulls_and_cows(const int, const int);</text:p>
      <text:p text:style-name="P92">// Функция придумывает случайное N-значное число</text:p>
      <text:p text:style-name="P93">std::string think_random_number(const int);</text:p>
      <text:p text:style-name="P94"/>
      <text:p text:style-name="P95">/**</text:p>
      <text:p text:style-name="P96"><text:s/>* Класс для игры "Быки и коровы".</text:p>
      <text:p text:style-name="P97"><text:s/>*/</text:p>
      <text:p text:style-name="P98">class BullsAndCows</text:p>
      <text:p text:style-name="P99">{</text:p>
      <text:p text:style-name="P100">public:</text:p>
      <text:p text:style-name="P101"><text:tab/>// Методы:</text:p>
      <text:p text:style-name="P102"><text:tab/>// Метод определяет роли компьютера и игрока в игре</text:p>
      <text:p text:style-name="P103"><text:tab/>char determine_roles();</text:p>
      <text:p text:style-name="P104"><text:tab/>// Метод запускает игру</text:p>
      <text:p text:style-name="P105"><text:tab/>bool start_game();</text:p>
      <text:p text:style-name="P106"/>
      <text:p text:style-name="P107">private:</text:p>
      <text:p text:style-name="P108"><text:tab/>// Постоянные значения</text:p>
      <text:p text:style-name="P109"><text:tab/>const bool DEBUG = true; // true, то режим отладки</text:p>
      <text:p text:style-name="P110"><text:tab/>static const char STOP_GAME = '0';</text:p>
      <text:p text:style-name="P111"><text:tab/>static const char START_GAME = '1';</text:p>
      <text:p text:style-name="P112"><text:tab/>static const char COMP_CONCIEVE = '2';</text:p>
      <text:p text:style-name="P113"><text:tab/>static const char COMP_GUESS = '3';</text:p>
      <text:p text:style-name="P114"><text:tab/>static const int N = 4; // количество цифр в загадываемом числе</text:p>
      <text:p text:style-name="P115"><text:tab/>// Атрибуты:</text:p>
      <text:p text:style-name="P116"><text:tab/>std::string attempt; // попытка компьютера отгадать число</text:p>
      <text:p text:style-name="P117"><text:tab/>std::string denied_digit; // одна из цифр, которой точно нет в числе</text:p>
      <text:p text:style-name="P118"><text:tab/>std::string digits; // цифры, которые могут быть в числе</text:p>
      <text:p text:style-name="P119"><text:tab/>std::string number; // загаданное число</text:p>
      <text:p text:style-name="P120"><text:tab/>unsigned int pos;</text:p>
      <text:p text:style-name="P121"><text:tab/>char previous_digit; // цифра, испытывавшаяся ранее в test_position</text:p>
      <text:p text:style-name="P122"><text:tab/>char previous_digit_2; // цифра, испытывавшаяся ранее в test_position_2</text:p>
      <text:p text:style-name="P123"><text:tab/>int test_position; // позиция для изменения цифры в числе</text:p>
      <text:p text:style-name="P124"><text:tab/>int test_position_2; // позиция для изменения дополнительной цифры в числе</text:p>
      <text:p text:style-name="P125"><text:tab/>int variant;</text:p>
      <text:p text:style-name="P126"><text:tab/>// Методы:</text:p>
      <text:p text:style-name="P127"><text:tab/>// Метод анализирует изменение количества быков и коров при угадывании</text:p>
      <text:p text:style-name="P128"><text:tab/>bool analyze(int, int, int&amp;, int&amp;);</text:p>
      <text:p text:style-name="P129"><text:tab/>// Метод реализует игровой процесс, когда компьютер загадывает число</text:p>
      <text:p text:style-name="P130"><text:tab/>bool comp_concieve_number();</text:p>
      <text:p text:style-name="P131"><text:tab/>// Метод реализует игровой процесс, когда компьютер отгадывает число</text:p>
      <text:p text:style-name="P132"><text:tab/>bool comp_guess_number();</text:p>
      <text:p text:style-name="P133"><text:tab/>// Метод определяет числовой ответ игрока</text:p>
      <text:p text:style-name="P134"><text:tab/>int determine_response(const char*);</text:p>
      <text:p text:style-name="P135"><text:tab/>// Метод подбирает число-попытку для компьютера</text:p>
      <text:p text:style-name="P136"><text:tab/>bool iterate_number();</text:p>
      <text:p text:style-name="P137"><text:tab/>// Метод определяет выбор игрока из заданного набора ответов</text:p>
      <text:p text:style-name="P138"><text:tab/>const char select_response(const char*, const std::vector&lt;char&gt;&amp;);</text:p>
      <text:p text:style-name="P139"><text:tab/>// Метод возвращает значения атрибутов в исходные состояния</text:p>
      <text:p text:style-name="P140"><text:tab/>void set_to_default();</text:p>
      <text:p text:style-name="P141"><text:tab/>// Метод выводит на экран правила игры</text:p>
      <text:p text:style-name="P142"><text:tab/>void show_rules();</text:p>
      <text:p text:style-name="P143"><text:tab/>// Метод определяет, нужно ли завершить игру</text:p>
      <text:p text:style-name="P144"><text:tab/>const char stop_game();</text:p>
      <text:p text:style-name="P145">};</text:p>
      <text:p text:style-name="P146"/>
      <text:p text:style-name="P147">#endif // !BULLS_AND_COWS_H</text:p>
      <text:p text:style-name="P148"/>
      <text:p text:style-name="Обычный">Листинг<text:span text:style-name="T149"><text:s/></text:span>файла<text:span text:style-name="T150"><text:s/></text:span><text:span text:style-name="T151">bulls_and_cows.cpp.</text:span></text:p>
      <text:p text:style-name="Безинтервала">/*</text:p>
      <text:p text:style-name="Безинтервала">Модуль содержит определения методов класса BullsAndCows.</text:p>
      <text:p text:style-name="Безинтервала">*/</text:p>
      <text:p text:style-name="Безинтервала"/>
      <text:p text:style-name="Безинтервала">#include &lt;cstdlib&gt;</text:p>
      <text:p text:style-name="Безинтервала">#include &lt;ctime&gt;</text:p>
      <text:p text:style-name="Безинтервала">#include &lt;iostream&gt;</text:p>
      <text:p text:style-name="Безинтервала">#include &lt;string&gt;</text:p>
      <text:p text:style-name="Безинтервала">#include "bulls_and_cows.h"</text:p>
      <text:p text:style-name="Безинтервала"/>
      <text:p text:style-name="Безинтервала"/>
      <text:p text:style-name="Безинтервала">/**</text:p>
      <text:p text:style-name="Безинтервала"><text:s/>* Функция вычисляет количество быков и коров в попытке игрока.</text:p>
      <text:p text:style-name="Безинтервала"><text:s/>* @param attempt: попытка игрока;</text:p>
      <text:p text:style-name="Безинтервала"><text:s/>* @param number: загаданное число.</text:p>
      <text:p text:style-name="Безинтервала"><text:s/>* @return: массив из количества быков и коров в попытке.</text:p>
      <text:p text:style-name="Безинтервала"><text:s/>*/</text:p>
      <text:p text:style-name="Безинтервала">int* calculate_bulls_and_cows(std::string&amp; attempt,</text:p>
      <text:p text:style-name="Безинтервала"><text:tab/>std::string&amp; number)</text:p>
      <text:p text:style-name="Безинтервала">{</text:p>
      <text:p text:style-name="Безинтервала"><text:tab/>int bulls = 0, cows = 0; // количество быков и коров</text:p>
      <text:p text:style-name="Безинтервала"><text:tab/>for (unsigned int i = 0; i &lt; number.length(); i++)</text:p>
      <text:p text:style-name="Безинтервала"><text:tab/>{</text:p>
      <text:p text:style-name="Безинтервала"><text:tab/><text:tab/>for (unsigned int j = 0; j &lt; number.length(); j++)</text:p>
      <text:p text:style-name="Безинтервала"><text:tab/><text:tab/>{</text:p>
      <text:p text:style-name="Безинтервала"><text:tab/><text:tab/><text:tab/>if (i == j &amp;&amp; attempt[i] == number[j])</text:p>
      <text:p text:style-name="Безинтервала"><text:tab/><text:tab/><text:tab/><text:tab/>bulls++;</text:p>
      <text:p text:style-name="Безинтервала"><text:tab/><text:tab/><text:tab/>if (i != j &amp;&amp; attempt[i] == number[j])</text:p>
      <text:p text:style-name="Безинтервала"><text:tab/><text:tab/><text:tab/><text:tab/>cows++;</text:p>
      <text:p text:style-name="Безинтервала"><text:tab/><text:tab/>}</text:p>
      <text:p text:style-name="Безинтервала"><text:tab/>}</text:p>
      <text:p text:style-name="Безинтервала"><text:tab/>int* result = new int[2];</text:p>
      <text:p text:style-name="Безинтервала"><text:tab/>result[0] = bulls;</text:p>
      <text:p text:style-name="Безинтервала"><text:tab/>result[1] = cows;</text:p>
      <text:p text:style-name="Безинтервала"><text:tab/>return result;</text:p>
      <text:p text:style-name="Безинтервала">}</text:p>
      <text:p text:style-name="Безинтервала"/>
      <text:p text:style-name="Безинтервала">/**</text:p>
      <text:p text:style-name="Безинтервала"><text:s/>* Функция выводит на экран количество быков и коров в попытке игрока.</text:p>
      <text:p text:style-name="Безинтервала"><text:s/>* @param bulls, cows: количество быков и коров в попытке игрока.</text:p>
      <text:p text:style-name="Безинтервала"><text:s/>* @return: текст, который выводится на экран.</text:p>
      <text:p text:style-name="Безинтервала"><text:s/>*/</text:p>
      <text:p text:style-name="Безинтервала">const std::string show_bulls_and_cows(const int bulls, const int cows)</text:p>
      <text:p text:style-name="Безинтервала">{</text:p>
      <text:p text:style-name="Безинтервала"><text:tab/>std::string result = "В вашем варианте ";</text:p>
      <text:p text:style-name="Безинтервала"><text:tab/>// Количество коров</text:p>
      <text:p text:style-name="Безинтервала"><text:tab/>if (cows == 0)</text:p>
      <text:p text:style-name="Безинтервала"><text:tab/><text:tab/>result += "нет коров ";</text:p>
      <text:p text:style-name="Безинтервала"><text:tab/>else if (cows == 1)</text:p>
      <text:p text:style-name="Безинтервала"><text:tab/><text:tab/>result += " 1 корова ";</text:p>
      <text:p text:style-name="Безинтервала"><text:tab/>else if (cows &lt; 5)</text:p>
      <text:p text:style-name="Безинтервала"><text:tab/><text:tab/>result += std::to_string(cows) + " коровы ";</text:p>
      <text:p text:style-name="Безинтервала"><text:tab/>else</text:p>
      <text:p text:style-name="Безинтервала"><text:tab/><text:tab/>result += std::to_string(cows) + " коров ";</text:p>
      <text:p text:style-name="Безинтервала"><text:tab/>// Количество быков</text:p>
      <text:p text:style-name="Безинтервала"><text:tab/>if (bulls == 0)</text:p>
      <text:p text:style-name="Безинтервала"><text:tab/><text:tab/>result += "и нет быков.\n";</text:p>
      <text:p text:style-name="Безинтервала"><text:tab/>else if (bulls == 1)</text:p>
      <text:p text:style-name="Безинтервала"><text:tab/><text:tab/>result += "и 1 бык.\n";</text:p>
      <text:p text:style-name="Безинтервала"><text:tab/>else if (bulls &lt; 5)</text:p>
      <text:p text:style-name="Безинтервала"><text:tab/><text:tab/>result += "и " + std::to_string(bulls) + " быка.\n";</text:p>
      <text:p text:style-name="Безинтервала"><text:tab/>else</text:p>
      <text:p text:style-name="Безинтервала"><text:tab/><text:tab/>result += "и " + std::to_string(bulls) + " быков.\n";</text:p>
      <text:p text:style-name="Безинтервала"><text:tab/>std::cout &lt;&lt; result;</text:p>
      <text:p text:style-name="Безинтервала"><text:tab/>return result;</text:p>
      <text:p text:style-name="Безинтервала">}</text:p>
      <text:p text:style-name="Безинтервала"/>
      <text:p text:style-name="Безинтервала">/**</text:p>
      <text:p text:style-name="Безинтервала"><text:s/>* Функция придумывает случайное n-значное число.</text:p>
      <text:p text:style-name="Безинтервала"><text:s/>* @param n: количество цифр в числе.</text:p>
      <text:p text:style-name="Безинтервала"><text:s/>* @return: n-значное число из неповторяющихся цифр.</text:p>
      <text:p text:style-name="Безинтервала"><text:s/>*/</text:p>
      <text:p text:style-name="Безинтервала">std::string think_random_number(const int n)</text:p>
      <text:p text:style-name="Безинтервала">{</text:p>
      <text:p text:style-name="Безинтервала"><text:tab/>srand((unsigned int)time(NULL));</text:p>
      <text:p text:style-name="Безинтервала"><text:tab/>std::string number; // переменная для числа</text:p>
      <text:p text:style-name="Безинтервала"><text:tab/>for (int i = 0; i &lt; n; i++)</text:p>
      <text:p text:style-name="Безинтервала"><text:tab/>{</text:p>
      <text:p text:style-name="Безинтервала"><text:tab/><text:tab/>bool is_unique = false;</text:p>
      <text:p text:style-name="Безинтервала"><text:tab/><text:tab/>char digit; // цифра для числа</text:p>
      <text:p text:style-name="Безинтервала"><text:tab/><text:tab/>while (!is_unique)</text:p>
      <text:p text:style-name="Безинтервала"><text:tab/><text:tab/>{</text:p>
      <text:p text:style-name="Безинтервала"><text:tab/><text:tab/><text:tab/>// Считаем по умолчанию, что цифры digit в числе number нет</text:p>
      <text:p text:style-name="Безинтервала"><text:tab/><text:tab/><text:tab/>is_unique = true;</text:p>
      <text:p text:style-name="Безинтервала"><text:tab/><text:tab/><text:tab/>// Получаем случайную цифру от 0 до 9</text:p>
      <text:p text:style-name="Безинтервала"><text:tab/><text:tab/><text:tab/>digit = std::to_string(rand() % 10)[0];</text:p>
      <text:p text:style-name="Безинтервала"><text:tab/><text:tab/><text:tab/>// Проверяем, что в числе нет цифры digit</text:p>
      <text:p text:style-name="Безинтервала"><text:tab/><text:tab/><text:tab/>for (unsigned int j = 0; j &lt; number.length(); j++)</text:p>
      <text:p text:style-name="Безинтервала"><text:tab/><text:tab/><text:tab/>{</text:p>
      <text:p text:style-name="Безинтервала"><text:tab/><text:tab/><text:tab/><text:tab/>if (number[j] == digit)</text:p>
      <text:p text:style-name="Безинтервала"><text:tab/><text:tab/><text:tab/><text:tab/>{</text:p>
      <text:p text:style-name="Безинтервала"><text:tab/><text:tab/><text:tab/><text:tab/><text:tab/>// В числе number уже есть цифра digit</text:p>
      <text:p text:style-name="Безинтервала"><text:tab/><text:tab/><text:tab/><text:tab/><text:tab/>is_unique = false;</text:p>
      <text:p text:style-name="Безинтервала"><text:tab/><text:tab/><text:tab/><text:tab/><text:tab/>break;</text:p>
      <text:p text:style-name="Безинтервала"><text:tab/><text:tab/><text:tab/><text:tab/>}</text:p>
      <text:p text:style-name="Безинтервала"><text:tab/><text:tab/><text:tab/>}</text:p>
      <text:p text:style-name="Безинтервала"><text:tab/><text:tab/>}</text:p>
      <text:p text:style-name="Безинтервала"><text:tab/><text:tab/>// Нашли цифру, которой в числе не было, добавляем эту цифру</text:p>
      <text:p text:style-name="Безинтервала"><text:tab/><text:tab/>number += digit;</text:p>
      <text:p text:style-name="Безинтервала"><text:tab/>}</text:p>
      <text:p text:style-name="Безинтервала"><text:tab/>return number;</text:p>
      <text:p text:style-name="Безинтервала">}</text:p>
      <text:p text:style-name="Безинтервала"/>
      <text:p text:style-name="Безинтервала">/**</text:p>
      <text:p text:style-name="Безинтервала"><text:s/>* Метод анализирует изменение количества быков и коров при угадывании числа</text:p>
      <text:p text:style-name="Безинтервала"><text:s/>* компьютером.</text:p>
      <text:p text:style-name="Безинтервала"><text:s/>* @param bulls, cows: количество быков и коров в текущей попытке;</text:p>
      <text:p text:style-name="Безинтервала"><text:s/>* @param previous_bulls, previous_cows: количество быков и коров в предыдущей</text:p>
      <text:p text:style-name="Безинтервала"><text:s/>* попытке.</text:p>
      <text:p text:style-name="Безинтервала"><text:s/>* @return: true, если игру можно продолжить, иначе false.</text:p>
      <text:p text:style-name="Безинтервала"><text:s/>*/</text:p>
      <text:p text:style-name="Безинтервала">bool BullsAndCows::analyze(int bulls, int cows, int&amp; previous_bulls,</text:p>
      <text:p text:style-name="Безинтервала"><text:tab/>int&amp; previous_cows)</text:p>
      <text:p text:style-name="Безинтервала">{</text:p>
      <text:p text:style-name="Безинтервала"><text:tab/>if (cows &lt; 0 || bulls &lt; 0 || cows + bulls &gt; N)</text:p>
      <text:p text:style-name="Безинтервала"><text:tab/>{</text:p>
      <text:p text:style-name="Безинтервала"><text:tab/><text:tab/>// Игрок явно отвечает нечестно</text:p>
      <text:p text:style-name="Безинтервала"><text:tab/><text:tab/>std::cout &lt;&lt; "Вы меня обманываете в количестве быков и "</text:p>
      <text:p text:style-name="Безинтервала"><text:tab/><text:tab/><text:tab/>"коров и играете нечестно! Я не буду с вами играть!\n";</text:p>
      <text:p text:style-name="Безинтервала"><text:tab/><text:tab/>return false;</text:p>
      <text:p text:style-name="Безинтервала"><text:tab/>}</text:p>
      <text:p text:style-name="Безинтервала"><text:tab/>// Если сделана первая попытка угадать число</text:p>
      <text:p text:style-name="Безинтервала"><text:tab/>if (previous_bulls == -1)</text:p>
      <text:p text:style-name="Безинтервала"><text:tab/>{</text:p>
      <text:p text:style-name="Безинтервала"><text:tab/><text:tab/>previous_bulls = bulls;</text:p>
      <text:p text:style-name="Безинтервала"><text:tab/><text:tab/>previous_cows = cows;</text:p>
      <text:p text:style-name="Безинтервала"><text:tab/><text:tab/>return true;</text:p>
      <text:p text:style-name="Безинтервала"><text:tab/>}</text:p>
      <text:p text:style-name="Безинтервала"><text:tab/>// Параметры для позиции и предыдущей цифры в этой позиции</text:p>
      <text:p text:style-name="Безинтервала"><text:tab/>int position;</text:p>
      <text:p text:style-name="Безинтервала"><text:tab/>int prev_digit;</text:p>
      <text:p text:style-name="Безинтервала"><text:tab/>if (variant == 1)</text:p>
      <text:p text:style-name="Безинтервала"><text:tab/>{</text:p>
      <text:p text:style-name="Безинтервала"><text:tab/><text:tab/>// Если изменена цифра в позиции test_position</text:p>
      <text:p text:style-name="Безинтервала"><text:tab/><text:tab/>position = test_position;</text:p>
      <text:p text:style-name="Безинтервала"><text:tab/><text:tab/>prev_digit = previous_digit;</text:p>
      <text:p text:style-name="Безинтервала"><text:tab/>}</text:p>
      <text:p text:style-name="Безинтервала"><text:tab/>else</text:p>
      <text:p text:style-name="Безинтервала"><text:tab/>{</text:p>
      <text:p text:style-name="Безинтервала"><text:tab/><text:tab/>// Если изменена цифра в дополнительной позиции test_position_2</text:p>
      <text:p text:style-name="Безинтервала"><text:tab/><text:tab/>position = test_position_2;</text:p>
      <text:p text:style-name="Безинтервала"><text:tab/><text:tab/>prev_digit = previous_digit_2;</text:p>
      <text:p text:style-name="Безинтервала"><text:tab/>}</text:p>
      <text:p text:style-name="Безинтервала"><text:tab/>if (bulls + cows &gt; previous_bulls + previous_cows)</text:p>
      <text:p text:style-name="Безинтервала"><text:tab/>{</text:p>
      <text:p text:style-name="Безинтервала"><text:tab/><text:tab/>// Предыдущая цифра в позиции position точно не входит</text:p>
      <text:p text:style-name="Безинтервала"><text:tab/><text:tab/>// в загаданное число, исключаем его</text:p>
      <text:p text:style-name="Безинтервала"><text:tab/><text:tab/>unsigned int found_pos = digits.find(prev_digit);</text:p>
      <text:p text:style-name="Безинтервала"><text:tab/><text:tab/>if (found_pos != std::string::npos)</text:p>
      <text:p text:style-name="Безинтервала"><text:tab/><text:tab/><text:tab/>digits.erase(digits.begin() + found_pos);</text:p>
      <text:p text:style-name="Безинтервала"><text:tab/><text:tab/>if (denied_digit == "")</text:p>
      <text:p text:style-name="Безинтервала"><text:tab/><text:tab/><text:tab/>denied_digit = prev_digit;</text:p>
      <text:p text:style-name="Безинтервала"><text:tab/><text:tab/>if (variant == 1)</text:p>
      <text:p text:style-name="Безинтервала"><text:tab/><text:tab/><text:tab/>pos = digits.find(attempt[position]) + 1;</text:p>
      <text:p text:style-name="Безинтервала"><text:tab/><text:tab/>else</text:p>
      <text:p text:style-name="Безинтервала"><text:tab/><text:tab/><text:tab/>pos = found_pos;</text:p>
      <text:p text:style-name="Безинтервала"><text:tab/>}</text:p>
      <text:p text:style-name="Безинтервала"><text:tab/>else if (bulls + cows &lt; previous_bulls + previous_cows)</text:p>
      <text:p text:style-name="Безинтервала"><text:tab/>{</text:p>
      <text:p text:style-name="Безинтервала"><text:tab/><text:tab/>// Текущая цифра в позиции position точно не входит в</text:p>
      <text:p text:style-name="Безинтервала"><text:tab/><text:tab/>// загаданное число, исключаем его</text:p>
      <text:p text:style-name="Безинтервала"><text:tab/><text:tab/>unsigned int found_pos = digits.find(attempt[position]);</text:p>
      <text:p text:style-name="Безинтервала"><text:tab/><text:tab/>if (found_pos != std::string::npos)</text:p>
      <text:p text:style-name="Безинтервала"><text:tab/><text:tab/><text:tab/>digits.erase(digits.begin() + found_pos);</text:p>
      <text:p text:style-name="Безинтервала"><text:tab/><text:tab/>if (denied_digit == "")</text:p>
      <text:p text:style-name="Безинтервала"><text:tab/><text:tab/><text:tab/>denied_digit = attempt[position];</text:p>
      <text:p text:style-name="Безинтервала"><text:tab/><text:tab/>if (variant == 1)</text:p>
      <text:p text:style-name="Безинтервала"><text:tab/><text:tab/><text:tab/>pos = found_pos;</text:p>
      <text:p text:style-name="Безинтервала"><text:tab/><text:tab/>else</text:p>
      <text:p text:style-name="Безинтервала"><text:tab/><text:tab/><text:tab/>pos = digits.find(prev_digit);</text:p>
      <text:p text:style-name="Безинтервала"><text:tab/>}</text:p>
      <text:p text:style-name="Безинтервала"><text:tab/>else if (variant == 1)</text:p>
      <text:p text:style-name="Безинтервала"><text:tab/><text:tab/>pos++;</text:p>
      <text:p text:style-name="Безинтервала"><text:tab/>if (previous_bulls &lt; bulls)</text:p>
      <text:p text:style-name="Безинтервала"><text:tab/>{</text:p>
      <text:p text:style-name="Безинтервала"><text:tab/><text:tab/>// Текущая цифра в позиции position точно входит в</text:p>
      <text:p text:style-name="Безинтервала"><text:tab/><text:tab/>// загаданное число</text:p>
      <text:p text:style-name="Безинтервала"><text:tab/><text:tab/>number[position] = attempt[position];</text:p>
      <text:p text:style-name="Безинтервала"><text:tab/><text:tab/>previous_bulls = bulls;</text:p>
      <text:p text:style-name="Безинтервала"><text:tab/><text:tab/>previous_cows = cows;</text:p>
      <text:p text:style-name="Безинтервала"><text:tab/>}</text:p>
      <text:p text:style-name="Безинтервала"><text:tab/>else if (bulls &lt; previous_bulls)</text:p>
      <text:p text:style-name="Безинтервала"><text:tab/>{</text:p>
      <text:p text:style-name="Безинтервала"><text:tab/><text:tab/>// Предыдущая цифра в позиции position точно входит в</text:p>
      <text:p text:style-name="Безинтервала"><text:tab/><text:tab/>// загаданное число</text:p>
      <text:p text:style-name="Безинтервала"><text:tab/><text:tab/>number[position] = prev_digit;</text:p>
      <text:p text:style-name="Безинтервала"><text:tab/><text:tab/>attempt[position] = prev_digit;</text:p>
      <text:p text:style-name="Безинтервала"><text:tab/>}</text:p>
      <text:p text:style-name="Безинтервала"><text:tab/>else</text:p>
      <text:p text:style-name="Безинтервала"><text:tab/>{</text:p>
      <text:p text:style-name="Безинтервала"><text:tab/><text:tab/>previous_bulls = bulls;</text:p>
      <text:p text:style-name="Безинтервала"><text:tab/><text:tab/>previous_cows = cows;</text:p>
      <text:p text:style-name="Безинтервала"><text:tab/>}</text:p>
      <text:p text:style-name="Безинтервала"><text:tab/>variant = 1;</text:p>
      <text:p text:style-name="Безинтервала"><text:tab/>return true;</text:p>
      <text:p text:style-name="Безинтервала">}</text:p>
      <text:p text:style-name="Безинтервала"/>
      <text:p text:style-name="Безинтервала">/**</text:p>
      <text:p text:style-name="Безинтервала"><text:s/>* Метод реализует игровой процесс, когда компьютер загадывает число.</text:p>
      <text:p text:style-name="Безинтервала"><text:s/>* @return: true, если игра закончена по правилам, иначе false.</text:p>
      <text:p text:style-name="Безинтервала"><text:s/>*/</text:p>
      <text:p text:style-name="Безинтервала">bool BullsAndCows::comp_concieve_number()</text:p>
      <text:p text:style-name="Безинтервала">{</text:p>
      <text:p text:style-name="Безинтервала"><text:tab/>// Компьютер загадывает случайное число</text:p>
      <text:p text:style-name="Безинтервала"><text:tab/>number = think_random_number(N);</text:p>
      <text:p text:style-name="Безинтервала"><text:tab/>std::cout &lt;&lt; "\nНовая игра!\nЯ загадал " &lt;&lt; N &lt;&lt; "-значное число с "</text:p>
      <text:p text:style-name="Безинтервала"><text:tab/><text:tab/>"неповторяющимися цифрами. Отгадайте его.\n";</text:p>
      <text:p text:style-name="Безинтервала"><text:tab/>// Если включен режим отладки, выводим на экран загаданное число</text:p>
      <text:p text:style-name="Безинтервала"><text:tab/>if (DEBUG)</text:p>
      <text:p text:style-name="Безинтервала"><text:tab/><text:tab/>std::cout &lt;&lt; "(Загадано число " &lt;&lt; number &lt;&lt; ")\n";</text:p>
      <text:p text:style-name="Безинтервала"><text:tab/>// Игрок пытается угадать число</text:p>
      <text:p text:style-name="Безинтервала"><text:tab/>int attempt_number = 1; // номер попытки</text:p>
      <text:p text:style-name="Безинтервала"><text:tab/>while (true)</text:p>
      <text:p text:style-name="Безинтервала"><text:tab/>{</text:p>
      <text:p text:style-name="Безинтервала"><text:tab/><text:tab/>// Читаем попытку игрока</text:p>
      <text:p text:style-name="Безинтервала"><text:tab/><text:tab/>std::string response;</text:p>
      <text:p text:style-name="Безинтервала"><text:tab/><text:tab/>std::cout &lt;&lt; "Попытка №" &lt;&lt; attempt_number &lt;&lt;</text:p>
      <text:p text:style-name="Безинтервала"><text:tab/><text:tab/><text:tab/>". Ваш вариант (0 - завершить игру): ";</text:p>
      <text:p text:style-name="Безинтервала"><text:tab/><text:tab/>std::cin &gt;&gt; response;</text:p>
      <text:p text:style-name="Безинтервала"><text:tab/><text:tab/>if (response == "0")</text:p>
      <text:p text:style-name="Безинтервала"><text:tab/><text:tab/><text:tab/>// Игрок хочет завершить игру</text:p>
      <text:p text:style-name="Безинтервала"><text:tab/><text:tab/><text:tab/>return false;</text:p>
      <text:p text:style-name="Безинтервала"><text:tab/><text:tab/>try</text:p>
      <text:p text:style-name="Безинтервала"><text:tab/><text:tab/>{</text:p>
      <text:p text:style-name="Безинтервала"><text:tab/><text:tab/><text:tab/>response = "1" + response;</text:p>
      <text:p text:style-name="Безинтервала"><text:tab/><text:tab/><text:tab/>response = std::to_string(std::stoi(response, nullptr));</text:p>
      <text:p text:style-name="Безинтервала"><text:tab/><text:tab/><text:tab/>response = response.substr(1);</text:p>
      <text:p text:style-name="Безинтервала"><text:tab/><text:tab/><text:tab/>if (response.length() != N)</text:p>
      <text:p text:style-name="Безинтервала"><text:tab/><text:tab/><text:tab/><text:tab/>throw 1;</text:p>
      <text:p text:style-name="Безинтервала"><text:tab/><text:tab/>}</text:p>
      <text:p text:style-name="Безинтервала"><text:tab/><text:tab/>catch (...)</text:p>
      <text:p text:style-name="Безинтервала"><text:tab/><text:tab/>{</text:p>
      <text:p text:style-name="Безинтервала"><text:tab/><text:tab/><text:tab/>std::cout &lt;&lt; "Не понял ваше число, попробуйте еще раз.\n";</text:p>
      <text:p text:style-name="Безинтервала"><text:tab/><text:tab/><text:tab/>continue;</text:p>
      <text:p text:style-name="Безинтервала"><text:tab/><text:tab/>}</text:p>
      <text:p text:style-name="Безинтервала"><text:tab/><text:tab/>// Определяем количество быков и коров в попытке игрока</text:p>
      <text:p text:style-name="Безинтервала"><text:tab/><text:tab/>int* bulls_and_cows = calculate_bulls_and_cows(response, number);</text:p>
      <text:p text:style-name="Безинтервала"><text:tab/><text:tab/>// Проверяем, угадал ли игрок все цифры</text:p>
      <text:p text:style-name="Безинтервала"><text:tab/><text:tab/>if (bulls_and_cows[0] == N)</text:p>
      <text:p text:style-name="Безинтервала"><text:tab/><text:tab/>{</text:p>
      <text:p text:style-name="Безинтервала"><text:tab/><text:tab/><text:tab/>// Игрок угадал все цифры в нужных позициях, игра закончена</text:p>
      <text:p text:style-name="Безинтервала"><text:tab/><text:tab/><text:tab/>std::cout &lt;&lt; "Я загадал число " &lt;&lt; number &lt;&lt; ". Вы угадали его!\n";</text:p>
      <text:p text:style-name="Безинтервала"><text:tab/><text:tab/><text:tab/>break;</text:p>
      <text:p text:style-name="Безинтервала"><text:tab/><text:tab/>}</text:p>
      <text:p text:style-name="Безинтервала"><text:tab/><text:tab/>// Игрок не угадал число, потому готовим подсказку из количества быков</text:p>
      <text:p text:style-name="Безинтервала"><text:tab/><text:tab/>// и коров в попытке игрока</text:p>
      <text:p text:style-name="Безинтервала"><text:tab/><text:tab/>show_bulls_and_cows(bulls_and_cows[0], bulls_and_cows[1]);</text:p>
      <text:p text:style-name="Безинтервала"><text:tab/><text:tab/>attempt_number++;</text:p>
      <text:p text:style-name="Безинтервала"><text:tab/>}</text:p>
      <text:p text:style-name="Безинтервала"><text:tab/>return true;</text:p>
      <text:p text:style-name="Безинтервала">}</text:p>
      <text:p text:style-name="Безинтервала"/>
      <text:p text:style-name="Безинтервала">/**</text:p>
      <text:p text:style-name="Безинтервала"><text:s/>* Метод реализует игровой процесс, когда компьютер угадывает число.</text:p>
      <text:p text:style-name="Безинтервала"><text:s/>* @return: true, если игра завершена по правилам, иначе false.</text:p>
      <text:p text:style-name="Безинтервала"><text:s/>*/</text:p>
      <text:p text:style-name="Безинтервала">bool BullsAndCows::comp_guess_number()</text:p>
      <text:p text:style-name="Безинтервала">{</text:p>
      <text:p text:style-name="Безинтервала"><text:tab/>std::cout &lt;&lt; "\nНовая игра!\nЗагадайте " &lt;&lt; N &lt;&lt; "-значное число с "</text:p>
      <text:p text:style-name="Безинтервала"><text:tab/><text:tab/>"неповторяющимися цифрами.\n";</text:p>
      <text:p text:style-name="Безинтервала"><text:tab/>// Включен режим отладки, поэтому нужно ввести загаданное число</text:p>
      <text:p text:style-name="Безинтервала"><text:tab/>std::string real_number;</text:p>
      <text:p text:style-name="Безинтервала"><text:tab/>if (DEBUG == true)</text:p>
      <text:p text:style-name="Безинтервала"><text:tab/>{</text:p>
      <text:p text:style-name="Безинтервала"><text:tab/><text:tab/>std::cout &lt;&lt; "Введите загаданное число: ";</text:p>
      <text:p text:style-name="Безинтервала"><text:tab/><text:tab/>std::cin &gt;&gt; real_number;</text:p>
      <text:p text:style-name="Безинтервала"><text:tab/>}</text:p>
      <text:p text:style-name="Безинтервала"><text:tab/>attempt = "****"; // попытка компьютера</text:p>
      <text:p text:style-name="Безинтервала"><text:tab/>number = "****"; // угаданные цифры в нужных положениях</text:p>
      <text:p text:style-name="Безинтервала"><text:tab/>// Количество быков и коров в попытке</text:p>
      <text:p text:style-name="Безинтервала"><text:tab/>int bulls, cows;</text:p>
      <text:p text:style-name="Безинтервала"><text:tab/>// Количество быков и коров в предыдущей попытке</text:p>
      <text:p text:style-name="Безинтервала"><text:tab/>int previous_bulls = -1, previous_cows = 0;</text:p>
      <text:p text:style-name="Безинтервала"><text:tab/>int attempt_number = 1; // номер попытки</text:p>
      <text:p text:style-name="Безинтервала"><text:tab/>while (true)</text:p>
      <text:p text:style-name="Безинтервала"><text:tab/>{</text:p>
      <text:p text:style-name="Безинтервала"><text:tab/><text:tab/>// Компьютер придумывает число</text:p>
      <text:p text:style-name="Безинтервала"><text:tab/><text:tab/>if (!iterate_number())</text:p>
      <text:p text:style-name="Безинтервала"><text:tab/><text:tab/>{</text:p>
      <text:p text:style-name="Безинтервала"><text:tab/><text:tab/><text:tab/>std::cout &lt;&lt; "Кажется, вы меня обманываете в количестве быков и "</text:p>
      <text:p text:style-name="Безинтервала"><text:tab/><text:tab/><text:tab/><text:tab/>"коров и играете нечестно! Я не буду с вами играть!\n";</text:p>
      <text:p text:style-name="Безинтервала"><text:tab/><text:tab/><text:tab/>return false;</text:p>
      <text:p text:style-name="Безинтервала"><text:tab/><text:tab/>}</text:p>
      <text:p text:style-name="Безинтервала"><text:tab/><text:tab/>// Узнаем у игрок количество быков и коров</text:p>
      <text:p text:style-name="Безинтервала"><text:tab/><text:tab/>std::cout &lt;&lt; "Попытка №" &lt;&lt; attempt_number &lt;&lt; ". Вы загадали число " &lt;&lt;</text:p>
      <text:p text:style-name="Безинтервала"><text:tab/><text:tab/><text:tab/>attempt &lt;&lt; "?\n";</text:p>
      <text:p text:style-name="Безинтервала"><text:tab/><text:tab/>if (DEBUG)</text:p>
      <text:p text:style-name="Безинтервала"><text:tab/><text:tab/>{</text:p>
      <text:p text:style-name="Безинтервала"><text:tab/><text:tab/><text:tab/>// Режим отладки. Сами вычисляем количество быков и коров и выводим</text:p>
      <text:p text:style-name="Безинтервала"><text:tab/><text:tab/><text:tab/>// на экран</text:p>
      <text:p text:style-name="Безинтервала"><text:tab/><text:tab/><text:tab/>int* bulls_and_cows = calculate_bulls_and_cows(attempt,</text:p>
      <text:p text:style-name="Безинтервала"><text:tab/><text:tab/><text:tab/><text:tab/>real_number);</text:p>
      <text:p text:style-name="Безинтервала"><text:tab/><text:tab/><text:tab/>bulls = bulls_and_cows[0];</text:p>
      <text:p text:style-name="Безинтервала"><text:tab/><text:tab/><text:tab/>cows = bulls_and_cows[1];</text:p>
      <text:p text:style-name="Безинтервала"><text:tab/><text:tab/><text:tab/>show_bulls_and_cows(bulls, cows);</text:p>
      <text:p text:style-name="Безинтервала"><text:tab/><text:tab/>}</text:p>
      <text:p text:style-name="Безинтервала"><text:tab/><text:tab/>else</text:p>
      <text:p text:style-name="Безинтервала"><text:tab/><text:tab/>{</text:p>
      <text:p text:style-name="Безинтервала"><text:tab/><text:tab/><text:tab/>bulls = determine_response("Количество быков (-1 - завершить игру): ");</text:p>
      <text:p text:style-name="Безинтервала"><text:tab/><text:tab/><text:tab/>if (bulls == -1)</text:p>
      <text:p text:style-name="Безинтервала"><text:tab/><text:tab/><text:tab/><text:tab/>// Игрок хочет завершить игру</text:p>
      <text:p text:style-name="Безинтервала"><text:tab/><text:tab/><text:tab/><text:tab/>return false;</text:p>
      <text:p text:style-name="Безинтервала"><text:tab/><text:tab/><text:tab/>cows = determine_response("Количество коров (-1 - завершить игру): ");</text:p>
      <text:p text:style-name="Безинтервала"><text:tab/><text:tab/><text:tab/>if (cows == -1)</text:p>
      <text:p text:style-name="Безинтервала"><text:tab/><text:tab/><text:tab/><text:tab/>// Игрок хочет завершить игру</text:p>
      <text:p text:style-name="Безинтервала"><text:tab/><text:tab/><text:tab/><text:tab/>return false;</text:p>
      <text:p text:style-name="Безинтервала"><text:tab/><text:tab/>}</text:p>
      <text:p text:style-name="Безинтервала"><text:tab/><text:tab/>// Анализируем ответ игрока</text:p>
      <text:p text:style-name="Безинтервала"><text:tab/><text:tab/>if (bulls == N)</text:p>
      <text:p text:style-name="Безинтервала"><text:tab/><text:tab/>{</text:p>
      <text:p text:style-name="Безинтервала"><text:tab/><text:tab/><text:tab/>// Компьютер угадал все цифры в нужных позициях</text:p>
      <text:p text:style-name="Безинтервала"><text:tab/><text:tab/><text:tab/>std::cout &lt;&lt; "Вы загадали число " &lt;&lt; attempt &lt;&lt; ". Я выиграл!\n";</text:p>
      <text:p text:style-name="Безинтервала"><text:tab/><text:tab/><text:tab/>return true;</text:p>
      <text:p text:style-name="Безинтервала"><text:tab/><text:tab/>}</text:p>
      <text:p text:style-name="Безинтервала"><text:tab/><text:tab/>if (!analyze(bulls, cows, previous_bulls, previous_cows))</text:p>
      <text:p text:style-name="Безинтервала"><text:tab/><text:tab/><text:tab/>return false;</text:p>
      <text:p text:style-name="Безинтервала"><text:tab/><text:tab/>attempt_number++;</text:p>
      <text:p text:style-name="Безинтервала"><text:tab/>}</text:p>
      <text:p text:style-name="Безинтервала"><text:tab/>return true;</text:p>
      <text:p text:style-name="Безинтервала">}</text:p>
      <text:p text:style-name="Безинтервала"/>
      <text:p text:style-name="Безинтервала">/**</text:p>
      <text:p text:style-name="Безинтервала"><text:s/>* Метод определяет числовой ответ игрока.</text:p>
      <text:p text:style-name="Безинтервала"><text:s/>* @param question: вопрос, на который игрок должен дать числовой ответ.</text:p>
      <text:p text:style-name="Безинтервала"><text:s/>* @return: ответ игрока.</text:p>
      <text:p text:style-name="Безинтервала"><text:s/>*/</text:p>
      <text:p text:style-name="Безинтервала">int BullsAndCows::determine_response(const char* question)</text:p>
      <text:p text:style-name="Безинтервала">{</text:p>
      <text:p text:style-name="Безинтервала"><text:tab/>while (true)</text:p>
      <text:p text:style-name="Безинтервала"><text:tab/>{</text:p>
      <text:p text:style-name="Безинтервала"><text:tab/><text:tab/>std::cout &lt;&lt; question;</text:p>
      <text:p text:style-name="Безинтервала"><text:tab/><text:tab/>std::string response;</text:p>
      <text:p text:style-name="Безинтервала"><text:tab/><text:tab/>std::cin &gt;&gt; response;</text:p>
      <text:p text:style-name="Безинтервала"><text:tab/><text:tab/>try</text:p>
      <text:p text:style-name="Безинтервала"><text:tab/><text:tab/>{</text:p>
      <text:p text:style-name="Безинтервала"><text:tab/><text:tab/><text:tab/>int int_response = std::stoi(response, nullptr);</text:p>
      <text:p text:style-name="Безинтервала"><text:tab/><text:tab/><text:tab/>return int_response;</text:p>
      <text:p text:style-name="Безинтервала"><text:tab/><text:tab/>}</text:p>
      <text:p text:style-name="Безинтервала"><text:tab/><text:tab/>catch (...)</text:p>
      <text:p text:style-name="Безинтервала"><text:tab/><text:tab/>{</text:p>
      <text:p text:style-name="Безинтервала"><text:tab/><text:tab/><text:tab/>continue;</text:p>
      <text:p text:style-name="Безинтервала"><text:tab/><text:tab/>}</text:p>
      <text:p text:style-name="Безинтервала"><text:tab/>}</text:p>
      <text:p text:style-name="Безинтервала">}</text:p>
      <text:p text:style-name="Безинтервала"/>
      <text:p text:style-name="Безинтервала">/**</text:p>
      <text:p text:style-name="Безинтервала"><text:s/>* Метод определяет роли компьютера и игрока в игре.</text:p>
      <text:p text:style-name="Безинтервала"><text:s/>* @return: STOP_GAME, если игру нужно завершить, COMP_CONCIVE, если компьютер</text:p>
      <text:p text:style-name="Безинтервала"><text:s/>* загадывает число, COMP_GUESS, если компьютер отгадывает число.</text:p>
      <text:p text:style-name="Безинтервала"><text:s/>*/</text:p>
      <text:p text:style-name="Безинтервала">char BullsAndCows::determine_roles()</text:p>
      <text:p text:style-name="Безинтервала">{</text:p>
      <text:p text:style-name="Безинтервала"><text:tab/>const char QUESTION[] = "Вы будете отгадывать или загадывать число (0 - "</text:p>
      <text:p text:style-name="Безинтервала"><text:tab/><text:tab/>"завершить игру, 1 - отгадывать, 2 - загадывать)?\nВаш выбор: ";</text:p>
      <text:p text:style-name="Безинтервала"><text:tab/>const std::vector&lt;char&gt; ANSWERS = { '0', '1', '2' };</text:p>
      <text:p text:style-name="Безинтервала"><text:tab/>const char RESPONSE = select_response(QUESTION, ANSWERS);</text:p>
      <text:p text:style-name="Безинтервала"><text:tab/>if (RESPONSE == '0')</text:p>
      <text:p text:style-name="Безинтервала"><text:tab/><text:tab/>return STOP_GAME;</text:p>
      <text:p text:style-name="Безинтервала"><text:tab/>else if (RESPONSE == '1')</text:p>
      <text:p text:style-name="Безинтервала"><text:tab/><text:tab/>return COMP_CONCIEVE;</text:p>
      <text:p text:style-name="Безинтервала"><text:tab/>return COMP_GUESS;</text:p>
      <text:p text:style-name="Безинтервала">}</text:p>
      <text:p text:style-name="Безинтервала"/>
      <text:p text:style-name="Безинтервала">/**</text:p>
      <text:p text:style-name="Безинтервала"><text:s/>* Метод подбирает число-попытку для компьютера (в игре, когда компьютер</text:p>
      <text:p text:style-name="Безинтервала"><text:s/>* должен отгадать число, загаданное игроком).</text:p>
      <text:p text:style-name="Безинтервала"><text:s/>* @return: true, если удалось подобрать новую попытку для компьютера,</text:p>
      <text:p text:style-name="Безинтервала"><text:s/>* иначе false.</text:p>
      <text:p text:style-name="Безинтервала"><text:s/>*/</text:p>
      <text:p text:style-name="Безинтервала">bool BullsAndCows::iterate_number()</text:p>
      <text:p text:style-name="Безинтервала">{</text:p>
      <text:p text:style-name="Безинтервала"><text:tab/>if (attempt == "****")</text:p>
      <text:p text:style-name="Безинтервала"><text:tab/>{</text:p>
      <text:p text:style-name="Безинтервала"><text:tab/><text:tab/>// Делается первая попытка угадать число</text:p>
      <text:p text:style-name="Безинтервала"><text:tab/><text:tab/>attempt = think_random_number(N);</text:p>
      <text:p text:style-name="Безинтервала"><text:tab/><text:tab/>test_position = 0;</text:p>
      <text:p text:style-name="Безинтервала"><text:tab/><text:tab/>variant = 1;</text:p>
      <text:p text:style-name="Безинтервала"><text:tab/><text:tab/>return true;</text:p>
      <text:p text:style-name="Безинтервала"><text:tab/>}</text:p>
      <text:p text:style-name="Безинтервала"><text:tab/>// Ищем в числе позицию, для которой пока не определена цифра</text:p>
      <text:p text:style-name="Безинтервала"><text:tab/>while (test_position &lt; N &amp;&amp; number[test_position] != '*')</text:p>
      <text:p text:style-name="Безинтервала"><text:tab/>{</text:p>
      <text:p text:style-name="Безинтервала"><text:tab/><text:tab/>test_position++;</text:p>
      <text:p text:style-name="Безинтервала"><text:tab/><text:tab/>pos = 0;</text:p>
      <text:p text:style-name="Безинтервала"><text:tab/><text:tab/>variant = 1;</text:p>
      <text:p text:style-name="Безинтервала"><text:tab/>}</text:p>
      <text:p text:style-name="Безинтервала"><text:tab/>if (test_position &gt;= N)</text:p>
      <text:p text:style-name="Безинтервала"><text:tab/><text:tab/>// Если мы пробежались по всем позициям числа и до сих пор не отгадали</text:p>
      <text:p text:style-name="Безинтервала"><text:tab/><text:tab/>// число, то игрок нас обманывал в своих ответах</text:p>
      <text:p text:style-name="Безинтервала"><text:tab/><text:tab/>return false;</text:p>
      <text:p text:style-name="Безинтервала"><text:tab/>// Сначала пробуем изменить цифру в позиции test_position</text:p>
      <text:p text:style-name="Безинтервала"><text:tab/>if (variant == 1)</text:p>
      <text:p text:style-name="Безинтервала"><text:tab/>{</text:p>
      <text:p text:style-name="Безинтервала"><text:tab/><text:tab/>// Перебираем цифры из доступных в digits</text:p>
      <text:p text:style-name="Безинтервала"><text:tab/><text:tab/>while (pos &lt; digits.length() &amp;&amp;</text:p>
      <text:p text:style-name="Безинтервала"><text:tab/><text:tab/><text:tab/>attempt.find(digits[pos]) != std::string::npos &amp;&amp;</text:p>
      <text:p text:style-name="Безинтервала"><text:tab/><text:tab/><text:tab/>number.find(digits[pos]) != std::string::npos)</text:p>
      <text:p text:style-name="Безинтервала"><text:tab/><text:tab/><text:tab/>pos++;</text:p>
      <text:p text:style-name="Безинтервала"><text:tab/><text:tab/>if (pos &lt; digits.length() &amp;&amp;</text:p>
      <text:p text:style-name="Безинтервала"><text:tab/><text:tab/><text:tab/>attempt.find(digits[pos]) != std::string::npos)</text:p>
      <text:p text:style-name="Безинтервала"><text:tab/><text:tab/><text:tab/>variant = 2;</text:p>
      <text:p text:style-name="Безинтервала"><text:tab/><text:tab/>else if (pos &lt; digits.length())</text:p>
      <text:p text:style-name="Безинтервала"><text:tab/><text:tab/>{</text:p>
      <text:p text:style-name="Безинтервала"><text:tab/><text:tab/><text:tab/>previous_digit = attempt[test_position];</text:p>
      <text:p text:style-name="Безинтервала"><text:tab/><text:tab/><text:tab/>attempt[test_position] = digits[pos];</text:p>
      <text:p text:style-name="Безинтервала"><text:tab/><text:tab/><text:tab/>return true;</text:p>
      <text:p text:style-name="Безинтервала"><text:tab/><text:tab/>}</text:p>
      <text:p text:style-name="Безинтервала"><text:tab/><text:tab/>else</text:p>
      <text:p text:style-name="Безинтервала"><text:tab/><text:tab/><text:tab/>// Не удалось подобрать новую попытку, игрок нас явно обманывает</text:p>
      <text:p text:style-name="Безинтервала"><text:tab/><text:tab/><text:tab/>return false;</text:p>
      <text:p text:style-name="Безинтервала"><text:tab/>}</text:p>
      <text:p text:style-name="Безинтервала"><text:tab/>// Не удалось изменить цифру в позиции test_position, будем изменять цифру</text:p>
      <text:p text:style-name="Безинтервала"><text:tab/>// в позиции test_position_2</text:p>
      <text:p text:style-name="Безинтервала"><text:tab/>if (variant == 2)</text:p>
      <text:p text:style-name="Безинтервала"><text:tab/>{</text:p>
      <text:p text:style-name="Безинтервала"><text:tab/><text:tab/>test_position_2 = attempt.find(this-&gt;digits[pos]);</text:p>
      <text:p text:style-name="Безинтервала"><text:tab/><text:tab/>std::string digits;</text:p>
      <text:p text:style-name="Безинтервала"><text:tab/><text:tab/>if (denied_digit != "" &amp;&amp; this-&gt;digits.length() == N)</text:p>
      <text:p text:style-name="Безинтервала"><text:tab/><text:tab/><text:tab/>digits = denied_digit + this-&gt;digits;</text:p>
      <text:p text:style-name="Безинтервала"><text:tab/><text:tab/>else</text:p>
      <text:p text:style-name="Безинтервала"><text:tab/><text:tab/><text:tab/>digits = this-&gt;digits;</text:p>
      <text:p text:style-name="Безинтервала"><text:tab/><text:tab/>for (auto d : digits)</text:p>
      <text:p text:style-name="Безинтервала"><text:tab/><text:tab/>{</text:p>
      <text:p text:style-name="Безинтервала"><text:tab/><text:tab/><text:tab/>if (attempt.find(d) == std::string::npos)</text:p>
      <text:p text:style-name="Безинтервала"><text:tab/><text:tab/><text:tab/>{</text:p>
      <text:p text:style-name="Безинтервала"><text:tab/><text:tab/><text:tab/><text:tab/>previous_digit_2 = attempt[test_position_2];</text:p>
      <text:p text:style-name="Безинтервала"><text:tab/><text:tab/><text:tab/><text:tab/>attempt[test_position_2] = d;</text:p>
      <text:p text:style-name="Безинтервала"><text:tab/><text:tab/><text:tab/><text:tab/>return true;</text:p>
      <text:p text:style-name="Безинтервала"><text:tab/><text:tab/><text:tab/>}</text:p>
      <text:p text:style-name="Безинтервала"><text:tab/><text:tab/>}</text:p>
      <text:p text:style-name="Безинтервала"><text:tab/><text:tab/>// Не удалось подобрать новую попытку</text:p>
      <text:p text:style-name="Безинтервала"><text:tab/><text:tab/>return false;</text:p>
      <text:p text:style-name="Безинтервала"><text:tab/>}</text:p>
      <text:p text:style-name="Безинтервала"><text:tab/>return true;</text:p>
      <text:p text:style-name="Безинтервала">}</text:p>
      <text:p text:style-name="Безинтервала"/>
      <text:p text:style-name="Безинтервала">/**</text:p>
      <text:p text:style-name="Безинтервала"><text:s/>* Метод определяет выбор игрока из заданного набора ответов.</text:p>
      <text:p text:style-name="Безинтервала"><text:s/>* @param question: вопрос, на который пользователь должен ответить;</text:p>
      <text:p text:style-name="Безинтервала"><text:s/>* @param answers: вектор из вариантов ответов.</text:p>
      <text:p text:style-name="Безинтервала"><text:s/>* @return: ответ пользователя - один из элементов массива answers.</text:p>
      <text:p text:style-name="Безинтервала"><text:s/>*/</text:p>
      <text:p text:style-name="Безинтервала">const char BullsAndCows::select_response(const char* question,</text:p>
      <text:p text:style-name="Безинтервала"><text:tab/>const std::vector&lt;char&gt;&amp; answers)</text:p>
      <text:p text:style-name="Безинтервала">{</text:p>
      <text:p text:style-name="Безинтервала"><text:tab/>while (true)</text:p>
      <text:p text:style-name="Безинтервала"><text:tab/>{</text:p>
      <text:p text:style-name="Безинтервала"><text:tab/><text:tab/>std::cout &lt;&lt; question;</text:p>
      <text:p text:style-name="Безинтервала"><text:tab/><text:tab/>std::string response;</text:p>
      <text:p text:style-name="Безинтервала"><text:tab/><text:tab/>std::cin &gt;&gt; response;</text:p>
      <text:p text:style-name="Безинтервала"><text:tab/><text:tab/>for (auto answer : answers)</text:p>
      <text:p text:style-name="Безинтервала"><text:tab/><text:tab/>{</text:p>
      <text:p text:style-name="Безинтервала"><text:tab/><text:tab/><text:tab/>if (response[0] == answer)</text:p>
      <text:p text:style-name="Безинтервала"><text:tab/><text:tab/><text:tab/><text:tab/>return answer;</text:p>
      <text:p text:style-name="Безинтервала"><text:tab/><text:tab/>}</text:p>
      <text:p text:style-name="Безинтервала"><text:tab/>}</text:p>
      <text:p text:style-name="Безинтервала">}</text:p>
      <text:p text:style-name="Безинтервала"/>
      <text:p text:style-name="Безинтервала">/**</text:p>
      <text:p text:style-name="Безинтервала"><text:s/>* Метод возвращает значения атрибутов класса в исходные состояния.</text:p>
      <text:p text:style-name="Безинтервала"><text:s/>*/</text:p>
      <text:p text:style-name="Безинтервала">void BullsAndCows::set_to_default()</text:p>
      <text:p text:style-name="Безинтервала">{</text:p>
      <text:p text:style-name="Безинтервала"><text:tab/>attempt = "****"; // попытка отгадать число</text:p>
      <text:p text:style-name="Безинтервала"><text:tab/>denied_digit = ""; // одна из цифр, которой точно нет в числе</text:p>
      <text:p text:style-name="Безинтервала"><text:tab/>digits = "0123456789"; // цифры, которые могут быть в числе</text:p>
      <text:p text:style-name="Безинтервала"><text:tab/>number = "****"; // загаданное число</text:p>
      <text:p text:style-name="Безинтервала"><text:tab/>pos = 0; // индекс цифры в массиве digits</text:p>
      <text:p text:style-name="Безинтервала"><text:tab/>previous_digit = ' ';</text:p>
      <text:p text:style-name="Безинтервала"><text:tab/>previous_digit_2 = ' ';</text:p>
      <text:p text:style-name="Безинтервала"><text:tab/>test_position = 0; // позиция для изменения цифры в числе</text:p>
      <text:p text:style-name="Безинтервала"><text:tab/>test_position_2 = 0; // позиция для изменения дополнительной цифры в числе</text:p>
      <text:p text:style-name="Безинтервала"><text:tab/>variant = 1;</text:p>
      <text:p text:style-name="Безинтервала">}</text:p>
      <text:p text:style-name="Безинтервала"/>
      <text:p text:style-name="Безинтервала">/**</text:p>
      <text:p text:style-name="Безинтервала"><text:s/>* Метод выводит на экран правила игры.</text:p>
      <text:p text:style-name="Безинтервала"><text:s/>*/</text:p>
      <text:p text:style-name="Безинтервала">void BullsAndCows::show_rules()</text:p>
      <text:p text:style-name="Безинтервала">{</text:p>
      <text:p text:style-name="Безинтервала"><text:tab/>std::cout &lt;&lt; "Правила игры 'Быки и коровы':\n" &lt;&lt;</text:p>
      <text:p text:style-name="Безинтервала"><text:tab/><text:tab/>"Игрок играет с Компьютером. Игрок выбирает свою роль в игре:\n"</text:p>
      <text:p text:style-name="Безинтервала"><text:tab/><text:tab/>"отгадывать или загадывать число.\n" &lt;&lt;</text:p>
      <text:p text:style-name="Безинтервала"><text:tab/><text:tab/>"Если Игрок выбрал отгадывать число, то Компьютер загадывает 4-значное\n"</text:p>
      <text:p text:style-name="Безинтервала"><text:tab/><text:tab/>"число с неповторяющимися цифрами. Игрок пытается отгадать число, вводя\n"</text:p>
      <text:p text:style-name="Безинтервала"><text:tab/><text:tab/>"4-значные числа. Компьютер сообщает в ответ, сколько цифр угадано без\n"</text:p>
      <text:p text:style-name="Безинтервала"><text:tab/><text:tab/>"совпадения с их позициями в тайном числе (количество 'коров') и сколько\n"</text:p>
      <text:p text:style-name="Безинтервала"><text:tab/><text:tab/>"угадано вплоть до позиции в тайном числе (количество 'быков').\n" &lt;&lt;</text:p>
      <text:p text:style-name="Безинтервала"><text:tab/><text:tab/>"Например, задумано тайное число 3219.\n"</text:p>
      <text:p text:style-name="Безинтервала"><text:tab/><text:tab/>"Попытка: 2310.\n"</text:p>
      <text:p text:style-name="Безинтервала"><text:tab/><text:tab/>"Результат: две 'коровы' (две цифры: 2 и 3 — угаданы на неверных позициях)\n"</text:p>
      <text:p text:style-name="Безинтервала"><text:tab/><text:tab/>"и один 'бык' (одна цифра 1 угадана вплоть до позиции).\n" &lt;&lt;</text:p>
      <text:p text:style-name="Безинтервала"><text:tab/><text:tab/>"Если Игрок загадывает число, то Копмьютер пытается угадать число, а Игрок\n"</text:p>
      <text:p text:style-name="Безинтервала"><text:tab/><text:tab/>"должен сообщать количество 'коров' и 'быков'.\n\n";</text:p>
      <text:p text:style-name="Безинтервала">}</text:p>
      <text:p text:style-name="Безинтервала"/>
      <text:p text:style-name="Безинтервала">/**</text:p>
      <text:p text:style-name="Безинтервала"><text:s/>* Метод запускает игру.</text:p>
      <text:p text:style-name="Безинтервала"><text:s/>*/</text:p>
      <text:p text:style-name="Безинтервала">bool BullsAndCows::start_game()</text:p>
      <text:p text:style-name="Безинтервала">{</text:p>
      <text:p text:style-name="Безинтервала"><text:tab/>// Выводится приветствие и правила игры</text:p>
      <text:p text:style-name="Безинтервала"><text:tab/>std::cout &lt;&lt; "\nДобро пожаловать в игру 'Быки и коровы'!\n\n";</text:p>
      <text:p text:style-name="Безинтервала"><text:tab/>show_rules();</text:p>
      <text:p text:style-name="Безинтервала"><text:tab/>while (true)</text:p>
      <text:p text:style-name="Безинтервала"><text:tab/>{</text:p>
      <text:p text:style-name="Безинтервала"><text:tab/><text:tab/>// Возвращаем атрибуты в исходные состояния</text:p>
      <text:p text:style-name="Безинтервала"><text:tab/><text:tab/>set_to_default();</text:p>
      <text:p text:style-name="Безинтервала"><text:tab/><text:tab/>// Определяем роли компьютера и игрока</text:p>
      <text:p text:style-name="Безинтервала"><text:tab/><text:tab/>switch (determine_roles())</text:p>
      <text:p text:style-name="Безинтервала"><text:tab/><text:tab/>{</text:p>
      <text:p text:style-name="Безинтервала"><text:tab/><text:tab/>case COMP_CONCIEVE:</text:p>
      <text:p text:style-name="Безинтервала"><text:tab/><text:tab/>{</text:p>
      <text:p text:style-name="Безинтервала"><text:tab/><text:tab/><text:tab/>// Компьютер загадывает число</text:p>
      <text:p text:style-name="Безинтервала"><text:tab/><text:tab/><text:tab/>if (!comp_concieve_number())</text:p>
      <text:p text:style-name="Безинтервала"><text:tab/><text:tab/><text:tab/>{</text:p>
      <text:p text:style-name="Безинтервала"><text:tab/><text:tab/><text:tab/><text:tab/>// Игрок хочет завершить игру</text:p>
      <text:p text:style-name="Безинтервала"><text:tab/><text:tab/><text:tab/><text:tab/>std::cout &lt;&lt; "Конец игры.\n";</text:p>
      <text:p text:style-name="Безинтервала"><text:tab/><text:tab/><text:tab/><text:tab/>return false;</text:p>
      <text:p text:style-name="Безинтервала"><text:tab/><text:tab/><text:tab/>}</text:p>
      <text:p text:style-name="Безинтервала"><text:tab/><text:tab/><text:tab/>break;</text:p>
      <text:p text:style-name="Безинтервала"><text:tab/><text:tab/>}</text:p>
      <text:p text:style-name="Безинтервала"><text:tab/><text:tab/>case COMP_GUESS:</text:p>
      <text:p text:style-name="Безинтервала"><text:tab/><text:tab/>{</text:p>
      <text:p text:style-name="Безинтервала"><text:tab/><text:tab/><text:tab/>// Компьютер отгадывает число</text:p>
      <text:p text:style-name="Безинтервала"><text:tab/><text:tab/><text:tab/>if (!comp_guess_number())</text:p>
      <text:p text:style-name="Безинтервала"><text:tab/><text:tab/><text:tab/>{</text:p>
      <text:p text:style-name="Безинтервала"><text:tab/><text:tab/><text:tab/><text:tab/>// Игрок хочет завершить игру</text:p>
      <text:p text:style-name="Безинтервала"><text:tab/><text:tab/><text:tab/><text:tab/>std::cout &lt;&lt; "Конец игры.\n";</text:p>
      <text:p text:style-name="Безинтервала"><text:tab/><text:tab/><text:tab/><text:tab/>return false;</text:p>
      <text:p text:style-name="Безинтервала"><text:tab/><text:tab/><text:tab/>}</text:p>
      <text:p text:style-name="Безинтервала"><text:tab/><text:tab/><text:tab/>break;</text:p>
      <text:p text:style-name="Безинтервала"><text:tab/><text:tab/>}</text:p>
      <text:p text:style-name="Безинтервала"><text:tab/><text:tab/>case STOP_GAME:</text:p>
      <text:p text:style-name="Безинтервала"><text:tab/><text:tab/>{</text:p>
      <text:p text:style-name="Безинтервала"><text:tab/><text:tab/><text:tab/>// Игрок хочет завершить игру</text:p>
      <text:p text:style-name="Безинтервала"><text:tab/><text:tab/><text:tab/>std::cout &lt;&lt; "Конец игры.\n";</text:p>
      <text:p text:style-name="Безинтервала"><text:tab/><text:tab/><text:tab/>return false;</text:p>
      <text:p text:style-name="Безинтервала"><text:tab/><text:tab/>}</text:p>
      <text:p text:style-name="Безинтервала"><text:tab/><text:tab/>}</text:p>
      <text:p text:style-name="Безинтервала"><text:tab/><text:tab/>// Начать игру сначала или завершить игру?</text:p>
      <text:p text:style-name="Безинтервала"><text:tab/><text:tab/>if (stop_game() == STOP_GAME)</text:p>
      <text:p text:style-name="Безинтервала"><text:tab/><text:tab/>{</text:p>
      <text:p text:style-name="Безинтервала"><text:tab/><text:tab/><text:tab/>// Игрок хочет завершить игру</text:p>
      <text:p text:style-name="Безинтервала"><text:tab/><text:tab/><text:tab/>std::cout &lt;&lt; "Конец игры.\n";</text:p>
      <text:p text:style-name="Безинтервала"><text:tab/><text:tab/><text:tab/>return false;</text:p>
      <text:p text:style-name="Безинтервала"><text:tab/><text:tab/>}</text:p>
      <text:p text:style-name="Безинтервала"><text:tab/>}</text:p>
      <text:p text:style-name="Безинтервала"><text:tab/>return true;</text:p>
      <text:p text:style-name="Безинтервала">}</text:p>
      <text:p text:style-name="Безинтервала"/>
      <text:p text:style-name="Безинтервала">/**</text:p>
      <text:p text:style-name="Безинтервала"><text:s/>* Метод определяет, нужно ли завершить игру.</text:p>
      <text:p text:style-name="Безинтервала"><text:s/>* @return: STOP_GAME, если игру нужно завершить, иначе START_GAME.</text:p>
      <text:p text:style-name="Безинтервала"><text:s/>*/</text:p>
      <text:p text:style-name="Безинтервала">const char BullsAndCows::stop_game()</text:p>
      <text:p text:style-name="Безинтервала">{</text:p>
      <text:p text:style-name="Безинтервала"><text:tab/>const char QUESTION[] = "\nЗавершить или продолжить игру (0 - завершить, "</text:p>
      <text:p text:style-name="Безинтервала"><text:tab/><text:tab/>"1 - продолжить)?\nВаш выбор: ";</text:p>
      <text:p text:style-name="Безинтервала"><text:tab/>const std::vector&lt;char&gt; ANSWERS = { '0', '1' };</text:p>
      <text:p text:style-name="Безинтервала"><text:tab/>const char RESPONSE = select_response(QUESTION, ANSWERS);</text:p>
      <text:p text:style-name="Безинтервала"><text:tab/>if (RESPONSE == '0')</text:p>
      <text:p text:style-name="Безинтервала"><text:tab/><text:tab/>// Игрок хочет завершить игру</text:p>
      <text:p text:style-name="Безинтервала"><text:tab/><text:tab/>return STOP_GAME;</text:p>
      <text:p text:style-name="Безинтервала"><text:tab/>// Игрок хочет продолжит игру</text:p>
      <text:p text:style-name="Безинтервала"><text:tab/>return START_GAME;</text:p>
      <text:p text:style-name="Безинтервала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roman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465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indent="0.4923in"/>
      <style:text-properties style:font-name-asian="Arial" style:font-name-complex="Arial" fo:font-weight="bold" style:font-weight-asian="bold" style:font-weight-complex="bold" fo:font-size="14pt" style:font-size-asian="14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text-indent="0.4923in"/>
      <style:text-properties fo:font-weight="bold" style:font-weight-asian="bold" style:font-weight-complex="bold" style:font-size-complex="16pt" fo:hyphenate="false"/>
    </style:style>
    <style:style style:name="Обычный" style:display-name="Обычный" style:family="paragraph">
      <style:paragraph-properties fo:widows="2" fo:orphans="2" fo:text-align="justify" fo:margin-bottom="0.0972in" fo:line-height="115%" fo:text-indent="0.4923in"/>
      <style:text-properties style:font-name="Times New Roman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15%" fo:text-indent="0.492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итульныйлист" style:display-name="Титульный лист" style:family="paragraph" style:parent-style-name="Standard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Заголовоктаблицыссылок" style:display-name="Заголовок таблицы ссылок" style:family="paragraph" style:parent-style-name="Heading">
      <style:paragraph-properties text:number-lines="false"/>
      <style:text-properties fo:font-weight="bold" style:font-weight-asian="bold" style:font-weight-complex="bold" fo:font-size="14pt" style:font-size-asian="14pt" style:font-size-complex="16pt" fo:hyphenate="false"/>
    </style:style>
    <style:style style:name="Footerright" style:display-name="Footer right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PageNumber" style:display-name="Footer Page Number" style:family="paragraph" style:parent-style-name="Нижнийколонтитул" style:auto-update="true">
      <style:paragraph-properties fo:text-align="end"/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Названиевуза" style:display-name="Название вуза" style:family="paragraph" style:parent-style-name="Титульныйлист" style:next-style-name="Кафедра">
      <style:paragraph-properties fo:text-align="center" fo:margin-bottom="1.1812in"/>
      <style:text-properties fo:text-transform="uppercase" fo:hyphenate="false"/>
    </style:style>
    <style:style style:name="Кафедра" style:display-name="Кафедра" style:family="paragraph" style:parent-style-name="Титульныйлист">
      <style:paragraph-properties fo:text-align="end" fo:margin-bottom="1.1812in"/>
      <style:text-properties fo:hyphenate="false"/>
    </style:style>
    <style:style style:name="Курсоваяработа" style:display-name="Курсовая работа" style:family="paragraph" style:parent-style-name="Титульныйлист" style:auto-update="true">
      <style:paragraph-properties fo:text-align="center" fo:margin-bottom="0.0784in"/>
      <style:text-properties fo:text-transform="uppercase" fo:hyphenate="false"/>
    </style:style>
    <style:style style:name="Дисциплина" style:display-name="Дисциплина" style:family="paragraph" style:parent-style-name="Титульныйлист">
      <style:paragraph-properties fo:text-align="center" fo:margin-bottom="0.0784in"/>
      <style:text-properties fo:hyphenate="false"/>
    </style:style>
    <style:style style:name="Тема" style:display-name="Тема" style:family="paragraph" style:parent-style-name="Титульныйлист">
      <style:paragraph-properties fo:text-align="center" fo:margin-bottom="1.9687in"/>
      <style:text-properties fo:hyphenate="false"/>
    </style:style>
    <style:style style:name="Участники" style:display-name="Участники" style:family="paragraph" style:parent-style-name="Титульныйлист">
      <style:text-properties fo:hyphenate="false"/>
    </style:style>
    <style:style style:name="Textbodyindent" style:display-name="Text body indent" style:family="paragraph" style:parent-style-name="Textbody">
      <style:paragraph-properties fo:text-indent="0.1965in"/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de" style:display-name="Code" style:family="paragraph" style:parent-style-name="Standard">
      <style:text-properties style:font-name="Courier New" style:font-name-asian="Courier New" style:font-name-complex="Courier New" fo:font-size="10pt" style:font-size-asian="10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center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.4923in" fo:text-indent="0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Обычныйвеб" style:display-name="Обычный (веб)" style:family="paragraph" style:parent-style-name="Обычный">
      <style:paragraph-properties fo:text-align="start" style:vertical-align="auto" fo:margin-top="0.0694in" fo:margin-bottom="0.0694in" fo:line-height="100%" fo:text-indent="0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Безинтервала" style:display-name="Без интервала" style:family="paragraph" style:parent-style-name="Code">
      <style:text-properties fo:language="en" fo:country="US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881in"/>
      </style:footer-style>
    </style:page-layout>
    <number:date-style style:name="N2" number:language="ru" number:country="RU">
      <number:year number:style="long" number:calendar="gregorian"/>
    </number:date-style>
  </office:automatic-styles>
  <office:master-styles>
    <style:master-page style:name="MP0" style:page-layout-name="PL0">
      <style:footer>
        <text:p text:style-name="FooterPageNumber"><text:page-number text:fixed="false">18</text:page-number></text:p>
      </style:footer>
    </style:master-page>
    <style:master-page style:next-style-name="MP0" style:name="MPF0" style:page-layout-name="PL0">
      <style:footer>
        <text:p text:style-name="Нижнийколонтитул">Новосибирск,<text:s/><text:date style:data-style-name="N2">202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Иван Владимиров</dc:creator>
    <meta:creation-date>2019-05-05T19:46:00Z</meta:creation-date>
    <dc:date>2020-12-22T18:31:00Z</dc:date>
    <meta:template xlink:href="Normal.dotm" xlink:type="simple"/>
    <meta:editing-cycles>18</meta:editing-cycles>
    <meta:editing-duration>PT27960S</meta:editing-duration>
    <meta:document-statistic meta:page-count="1" meta:paragraph-count="49" meta:word-count="3711" meta:character-count="24817" meta:row-count="176" meta:non-whitespace-character-count="21155"/>
  </office:meta>
</office:document-meta>
</file>